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2.1126in"/>
    </style:style>
    <style:style style:name="co9" style:family="table-column">
      <style:table-column-properties fo:break-before="auto" style:column-width="1.3807in"/>
    </style:style>
    <style:style style:name="co10" style:family="table-column">
      <style:table-column-properties fo:break-before="auto" style:column-width="0.8311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1.2945in"/>
    </style:style>
    <style:style style:name="co14" style:family="table-column">
      <style:table-column-properties fo:break-before="auto" style:column-width="1.9618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2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padding-bottom="0.0193in" fo:padding-left="0.0138in" fo:padding-right="0.0138in" fo:padding-top="0.0193in"/>
    </style:style>
    <style:style style:name="ce22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24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0.0008in solid #000000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27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ce28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retty Data" table:style-name="ta1" table:print="false">
        <table:table-column table:style-name="co1" table:number-columns-repeated="3" table:default-cell-style-name="ce5"/>
        <table:table-column table:style-name="co2" table:number-columns-repeated="1021" table:default-cell-style-name="ce5"/>
        <table:table-row table:style-name="ro1">
          <table:table-cell table:style-name="ce1" office:value-type="string" table:number-columns-spanned="3" table:number-rows-spanned="1">
            <text:p>Node Speedup (P = 32)</text:p>
          </table:table-cell>
          <table:covered-table-cell table:style-name="ce6"/>
          <table:covered-table-cell table:style-name="ce11"/>
          <table:table-cell table:number-columns-repeated="1021"/>
        </table:table-row>
        <table:table-row table:style-name="ro1">
          <table:table-cell table:style-name="ce2" office:value-type="string">
            <text:p>Puzzle</text:p>
          </table:table-cell>
          <table:table-cell table:style-name="ce7" office:value-type="string">
            <text:p>Blacklight</text:p>
          </table:table-cell>
          <table:table-cell table:style-name="ce12" office:value-type="string">
            <text:p>Pople</text:p>
          </table:table-cell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table:formula="of:=[Blacklight.F9]" office:value-type="float" office:value="29.2776866318916">
            <text:p>29.28</text:p>
          </table:table-cell>
          <table:table-cell table:style-name="ce13" table:formula="of:=[Pople.F9]" office:value-type="float" office:value="28.7979137970162">
            <text:p>28.80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table:formula="of:=[Blacklight.F19]" office:value-type="float" office:value="30.68980968431">
            <text:p>30.69</text:p>
          </table:table-cell>
          <table:table-cell table:style-name="ce13" table:formula="of:=[Pople.F19]" office:value-type="float" office:value="29.2735959619389">
            <text:p>29.27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table:formula="of:=[Blacklight.F29]" office:value-type="float" office:value="30.9224920958196">
            <text:p>30.92</text:p>
          </table:table-cell>
          <table:table-cell table:style-name="ce13" table:formula="of:=[Pople.F29]" office:value-type="float" office:value="29.131560555743">
            <text:p>29.1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table:formula="of:=[Blacklight.F39]" office:value-type="float" office:value="31.8882159193306">
            <text:p>31.89</text:p>
          </table:table-cell>
          <table:table-cell table:style-name="ce13" table:formula="of:=[Pople.F39]" office:value-type="float" office:value="30.7454611372945">
            <text:p>30.75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table:formula="of:=[Blacklight.F49]" office:value-type="float" office:value="31.6685151735475">
            <text:p>31.67</text:p>
          </table:table-cell>
          <table:table-cell table:style-name="ce13" table:formula="of:=[Pople.F49]" office:value-type="float" office:value="29.050345371337">
            <text:p>29.05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verage</text:p>
          </table:table-cell>
          <table:table-cell table:style-name="ce10" table:formula="of:=AVERAGE([.B3:.B7])" office:value-type="float" office:value="30.8893439009798">
            <text:p>30.89</text:p>
          </table:table-cell>
          <table:table-cell table:style-name="ce14" table:formula="of:=AVERAGE([.C3:.C7])" office:value-type="float" office:value="29.3997753646659">
            <text:p>29.40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cklight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style-name="ce15" office:value-type="string" table:number-columns-spanned="8" table:number-rows-spanned="1">
            <text:p>Blacklight 27 <text:s text:c="5"/>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24"/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0" office:value-type="string">
            <text:p>Nodes</text:p>
          </table:table-cell>
          <table:table-cell table:style-name="ce20" office:value-type="string">
            <text:p>Computational Time</text:p>
          </table:table-cell>
          <table:table-cell table:style-name="ce20" office:value-type="string">
            <text:p>Total Time</text:p>
          </table:table-cell>
          <table:table-cell table:style-name="ce23"/>
          <table:table-cell table:style-name="ce20" office:value-type="string">
            <text:p>Node Speedup</text:p>
          </table:table-cell>
          <table:table-cell table:style-name="ce20" office:value-type="string">
            <text:p>Computational Time Speedup</text:p>
          </table:table-cell>
          <table:table-cell table:style-name="ce25" office:value-type="string">
            <text:p>Total Time Speedup</text:p>
          </table:table-cell>
          <table:table-cell table:number-columns-repeated="2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21" office:value-type="float" office:value="1645316187">
            <text:p>1645316187</text:p>
          </table:table-cell>
          <table:table-cell table:style-name="ce21" office:value-type="float" office:value="1249309.172">
            <text:p>1249309.172</text:p>
          </table:table-cell>
          <table:table-cell table:style-name="ce21" office:value-type="float" office:value="1249373.081">
            <text:p>1249373.081</text:p>
          </table:table-cell>
          <table:table-cell table:style-name="ce21"/>
          <table:table-cell table:style-name="ce21" table:formula="of:=([.B3]/[.D3])/([.B$3]/[.D$3])" office:value-type="float" office:value="1">
            <text:p>1</text:p>
          </table:table-cell>
          <table:table-cell table:style-name="ce21" table:formula="of:=[.C$3]/[.C3]" office:value-type="float" office:value="1">
            <text:p>1</text:p>
          </table:table-cell>
          <table:table-cell table:style-name="ce26" table:formula="of:=[.D$3]/[.D3]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7" office:value-type="float" office:value="2">
            <text:p>2</text:p>
          </table:table-cell>
          <table:table-cell table:style-name="ce21" office:value-type="float" office:value="345924667">
            <text:p>345924667</text:p>
          </table:table-cell>
          <table:table-cell table:style-name="ce21" office:value-type="float" office:value="137445.615">
            <text:p>137445.615</text:p>
          </table:table-cell>
          <table:table-cell table:style-name="ce21" office:value-type="float" office:value="137676.492">
            <text:p>137676.492</text:p>
          </table:table-cell>
          <table:table-cell table:style-name="ce21"/>
          <table:table-cell table:style-name="ce21" table:formula="of:=([.B4]/[.D4])/([.B$3]/[.D$3])" office:value-type="float" office:value="1.90793912489591">
            <text:p>1.9079391249</text:p>
          </table:table-cell>
          <table:table-cell table:style-name="ce21" table:formula="of:=[.C$3]/[.C4]" office:value-type="float" office:value="9.08948002451733">
            <text:p>9.0894800245</text:p>
          </table:table-cell>
          <table:table-cell table:style-name="ce26" table:formula="of:=[.D$3]/[.D4]" office:value-type="float" office:value="9.07470159103124">
            <text:p>9.074701591</text:p>
          </table:table-cell>
          <table:table-cell table:number-columns-repeated="2"/>
        </table:table-row>
        <table:table-row table:style-name="ro2">
          <table:table-cell table:style-name="ce17" office:value-type="float" office:value="4">
            <text:p>4</text:p>
          </table:table-cell>
          <table:table-cell table:style-name="ce21" office:value-type="float" office:value="1435183146">
            <text:p>1435183146</text:p>
          </table:table-cell>
          <table:table-cell table:style-name="ce21" office:value-type="float" office:value="286407.151">
            <text:p>286407.151</text:p>
          </table:table-cell>
          <table:table-cell table:style-name="ce21" office:value-type="float" office:value="286645.494">
            <text:p>286645.494</text:p>
          </table:table-cell>
          <table:table-cell table:style-name="ce21"/>
          <table:table-cell table:style-name="ce21" table:formula="of:=([.B5]/[.D5])/([.B$3]/[.D$3])" office:value-type="float" office:value="3.80193756315611">
            <text:p>3.8019375632</text:p>
          </table:table-cell>
          <table:table-cell table:style-name="ce21" table:formula="of:=[.C$3]/[.C5]" office:value-type="float" office:value="4.36200411769747">
            <text:p>4.3620041177</text:p>
          </table:table-cell>
          <table:table-cell table:style-name="ce26" table:formula="of:=[.D$3]/[.D5]" office:value-type="float" office:value="4.35860010762981">
            <text:p>4.3586001076</text:p>
          </table:table-cell>
          <table:table-cell table:number-columns-repeated="2"/>
        </table:table-row>
        <table:table-row table:style-name="ro2">
          <table:table-cell table:style-name="ce17" office:value-type="float" office:value="8">
            <text:p>8</text:p>
          </table:table-cell>
          <table:table-cell table:style-name="ce21" office:value-type="float" office:value="1324928011">
            <text:p>1324928011</text:p>
          </table:table-cell>
          <table:table-cell table:style-name="ce21" office:value-type="float" office:value="133023.098">
            <text:p>133023.098</text:p>
          </table:table-cell>
          <table:table-cell table:style-name="ce21" office:value-type="float" office:value="133385.072">
            <text:p>133385.072</text:p>
          </table:table-cell>
          <table:table-cell table:style-name="ce21"/>
          <table:table-cell table:style-name="ce21" table:formula="of:=([.B6]/[.D6])/([.B$3]/[.D$3])" office:value-type="float" office:value="7.54271725740907">
            <text:p>7.5427172574</text:p>
          </table:table-cell>
          <table:table-cell table:style-name="ce21" table:formula="of:=[.C$3]/[.C6]" office:value-type="float" office:value="9.39167100137752">
            <text:p>9.3916710014</text:p>
          </table:table-cell>
          <table:table-cell table:style-name="ce26" table:formula="of:=[.D$3]/[.D6]" office:value-type="float" office:value="9.36666346740811">
            <text:p>9.3666634674</text:p>
          </table:table-cell>
          <table:table-cell table:number-columns-repeated="2"/>
        </table:table-row>
        <table:table-row table:style-name="ro2">
          <table:table-cell table:style-name="ce17" office:value-type="float" office:value="16">
            <text:p>16</text:p>
          </table:table-cell>
          <table:table-cell table:style-name="ce21" office:value-type="float" office:value="260800865">
            <text:p>260800865</text:p>
          </table:table-cell>
          <table:table-cell table:style-name="ce21" office:value-type="float" office:value="13205.834">
            <text:p>13205.834</text:p>
          </table:table-cell>
          <table:table-cell table:style-name="ce21" office:value-type="float" office:value="13516.684">
            <text:p>13516.684</text:p>
          </table:table-cell>
          <table:table-cell table:style-name="ce21"/>
          <table:table-cell table:style-name="ce21" table:formula="of:=([.B7]/[.D7])/([.B$3]/[.D$3])" office:value-type="float" office:value="14.6514848623508">
            <text:p>14.6514848624</text:p>
          </table:table-cell>
          <table:table-cell table:style-name="ce21" table:formula="of:=[.C$3]/[.C7]" office:value-type="float" office:value="94.60282266156">
            <text:p>94.6028226616</text:p>
          </table:table-cell>
          <table:table-cell table:style-name="ce26" table:formula="of:=[.D$3]/[.D7]" office:value-type="float" office:value="92.4319219861913">
            <text:p>92.4319219862</text:p>
          </table:table-cell>
          <table:table-cell table:number-columns-repeated="2"/>
        </table:table-row>
        <table:table-row table:style-name="ro2">
          <table:table-cell table:style-name="ce17" office:value-type="float" office:value="24">
            <text:p>24</text:p>
          </table:table-cell>
          <table:table-cell table:style-name="ce21" office:value-type="float" office:value="893437590">
            <text:p>893437590</text:p>
          </table:table-cell>
          <table:table-cell table:style-name="ce21" office:value-type="float" office:value="30277.605">
            <text:p>30277.605</text:p>
          </table:table-cell>
          <table:table-cell table:style-name="ce21" office:value-type="float" office:value="30541.013">
            <text:p>30541.013</text:p>
          </table:table-cell>
          <table:table-cell table:style-name="ce21"/>
          <table:table-cell table:style-name="ce21" table:formula="of:=([.B8]/[.D8])/([.B$3]/[.D$3])" office:value-type="float" office:value="22.2138357784172">
            <text:p>22.2138357784</text:p>
          </table:table-cell>
          <table:table-cell table:style-name="ce21" table:formula="of:=[.C$3]/[.C8]" office:value-type="float" office:value="41.2618227894842">
            <text:p>41.2618227895</text:p>
          </table:table-cell>
          <table:table-cell table:style-name="ce26" table:formula="of:=[.D$3]/[.D8]" office:value-type="float" office:value="40.9080432597308">
            <text:p>40.9080432597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2" office:value-type="float" office:value="666750147">
            <text:p>666750147</text:p>
          </table:table-cell>
          <table:table-cell table:style-name="ce22" office:value-type="float" office:value="17009.193">
            <text:p>17009.193</text:p>
          </table:table-cell>
          <table:table-cell table:style-name="ce22" office:value-type="float" office:value="17292.952">
            <text:p>17292.952</text:p>
          </table:table-cell>
          <table:table-cell table:style-name="ce22"/>
          <table:table-cell table:style-name="ce22" table:formula="of:=([.B9]/[.D9])/([.B$3]/[.D$3])" office:value-type="float" office:value="29.2776866318916">
            <text:p>29.2776866319</text:p>
          </table:table-cell>
          <table:table-cell table:style-name="ce22" table:formula="of:=[.C$3]/[.C9]" office:value-type="float" office:value="73.4490561662743">
            <text:p>73.4490561663</text:p>
          </table:table-cell>
          <table:table-cell table:style-name="ce27" table:formula="of:=[.D$3]/[.D9]" office:value-type="float" office:value="72.2475307281255">
            <text:p>72.2475307281</text:p>
          </table:table-cell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5" office:value-type="string" table:number-columns-spanned="8" table:number-rows-spanned="1">
            <text:p><text:span text:style-name="T1">Blacklight 33</text:span> </text:p>
          </table:table-cell>
          <table:covered-table-cell table:number-columns-repeated="7"/>
          <table:table-cell table:number-columns-repeated="2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672375.941">
            <text:p>1672375.941</text:p>
          </table:table-cell>
          <table:table-cell office:value-type="float" office:value="1672402.993">
            <text:p>1672402.993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06034903">
            <text:p>1806034903</text:p>
          </table:table-cell>
          <table:table-cell office:value-type="float" office:value="709768.452">
            <text:p>709768.452</text:p>
          </table:table-cell>
          <table:table-cell office:value-type="float" office:value="709772.945">
            <text:p>709772.945</text:p>
          </table:table-cell>
          <table:table-cell/>
          <table:table-cell table:formula="of:=([.B14]/[.D14])/([.B$13]/[.D$13])" office:value-type="float" office:value="1.94207844623248">
            <text:p>1.9420784462</text:p>
          </table:table-cell>
          <table:table-cell table:formula="of:=[.C$13]/[.C14]" office:value-type="float" office:value="2.3562274940335">
            <text:p>2.356227494</text:p>
          </table:table-cell>
          <table:table-cell table:formula="of:=[.D$13]/[.D14]" office:value-type="float" office:value="2.35625069225483">
            <text:p>2.3562506923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76878872">
            <text:p>576878872</text:p>
          </table:table-cell>
          <table:table-cell office:value-type="float" office:value="113281.465">
            <text:p>113281.465</text:p>
          </table:table-cell>
          <table:table-cell office:value-type="float" office:value="113286.114">
            <text:p>113286.114</text:p>
          </table:table-cell>
          <table:table-cell/>
          <table:table-cell table:formula="of:=([.B15]/[.D15])/([.B$13]/[.D$13])" office:value-type="float" office:value="3.8865836905669">
            <text:p>3.8865836906</text:p>
          </table:table-cell>
          <table:table-cell table:formula="of:=[.C$13]/[.C15]" office:value-type="float" office:value="14.7630147703333">
            <text:p>14.7630147703</text:p>
          </table:table-cell>
          <table:table-cell table:formula="of:=[.D$13]/[.D15]" office:value-type="float" office:value="14.7626477239744">
            <text:p>14.762647724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9227651">
            <text:p>109227651</text:p>
          </table:table-cell>
          <table:table-cell office:value-type="float" office:value="10976.88">
            <text:p>10976.88</text:p>
          </table:table-cell>
          <table:table-cell office:value-type="float" office:value="10983.341">
            <text:p>10983.341</text:p>
          </table:table-cell>
          <table:table-cell/>
          <table:table-cell table:formula="of:=([.B16]/[.D16])/([.B$13]/[.D$13])" office:value-type="float" office:value="7.59028698810544">
            <text:p>7.5902869881</text:p>
          </table:table-cell>
          <table:table-cell table:formula="of:=[.C$13]/[.C16]" office:value-type="float" office:value="152.354397697706">
            <text:p>152.3543976977</text:p>
          </table:table-cell>
          <table:table-cell table:formula="of:=[.D$13]/[.D16]" office:value-type="float" office:value="152.267237537285">
            <text:p>152.2672375373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15410118">
            <text:p>2015410118</text:p>
          </table:table-cell>
          <table:table-cell office:value-type="float" office:value="113660.598">
            <text:p>113660.598</text:p>
          </table:table-cell>
          <table:table-cell office:value-type="float" office:value="113708.479">
            <text:p>113708.479</text:p>
          </table:table-cell>
          <table:table-cell/>
          <table:table-cell table:formula="of:=([.B17]/[.D17])/([.B$13]/[.D$13])" office:value-type="float" office:value="13.5279084153098">
            <text:p>13.5279084153</text:p>
          </table:table-cell>
          <table:table-cell table:formula="of:=[.C$13]/[.C17]" office:value-type="float" office:value="14.7137703868143">
            <text:p>14.7137703868</text:p>
          </table:table-cell>
          <table:table-cell table:formula="of:=[.D$13]/[.D17]" office:value-type="float" office:value="14.7078125370053">
            <text:p>14.707812537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375638902">
            <text:p>2375638902</text:p>
          </table:table-cell>
          <table:table-cell office:value-type="float" office:value="79211.327">
            <text:p>79211.327</text:p>
          </table:table-cell>
          <table:table-cell office:value-type="float" office:value="79228.87">
            <text:p>79228.87</text:p>
          </table:table-cell>
          <table:table-cell/>
          <table:table-cell table:formula="of:=([.B18]/[.D18])/([.B$13]/[.D$13])" office:value-type="float" office:value="22.8853224920858">
            <text:p>22.8853224921</text:p>
          </table:table-cell>
          <table:table-cell table:formula="of:=[.C$13]/[.C18]" office:value-type="float" office:value="21.1128383318209">
            <text:p>21.1128383318</text:p>
          </table:table-cell>
          <table:table-cell table:formula="of:=[.D$13]/[.D18]" office:value-type="float" office:value="21.1085049300842">
            <text:p>21.1085049301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84111027">
            <text:p>684111027</text:p>
          </table:table-cell>
          <table:table-cell office:value-type="float" office:value="16996.966">
            <text:p>16996.966</text:p>
          </table:table-cell>
          <table:table-cell office:value-type="float" office:value="17013.453">
            <text:p>17013.453</text:p>
          </table:table-cell>
          <table:table-cell/>
          <table:table-cell table:formula="of:=([.B19]/[.D19])/([.B$13]/[.D$13])" office:value-type="float" office:value="30.68980968431">
            <text:p>30.6898096843</text:p>
          </table:table-cell>
          <table:table-cell table:formula="of:=[.C$13]/[.C19]" office:value-type="float" office:value="98.3926155409148">
            <text:p>98.3926155409</text:p>
          </table:table-cell>
          <table:table-cell table:formula="of:=[.D$13]/[.D19]" office:value-type="float" office:value="98.2988575570168">
            <text:p>98.298857557</text:p>
          </table:table-cell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Blacklight 35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81757.621">
            <text:p>1681757.621</text:p>
          </table:table-cell>
          <table:table-cell office:value-type="float" office:value="1681908.067">
            <text:p>1681908.067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36802797">
            <text:p>336802797</text:p>
          </table:table-cell>
          <table:table-cell office:value-type="float" office:value="157055.567">
            <text:p>157055.567</text:p>
          </table:table-cell>
          <table:table-cell office:value-type="float" office:value="157059.784">
            <text:p>157059.784</text:p>
          </table:table-cell>
          <table:table-cell/>
          <table:table-cell table:formula="of:=([.B24]/[.D24])/([.B$23]/[.D$23])" office:value-type="float" office:value="1.90510946459348">
            <text:p>1.9051094646</text:p>
          </table:table-cell>
          <table:table-cell table:formula="of:=[.C$23]/[.C24]" office:value-type="float" office:value="10.7080420842389">
            <text:p>10.7080420842</text:p>
          </table:table-cell>
          <table:table-cell table:formula="of:=[.D$23]/[.D24]" office:value-type="float" office:value="10.7087124670947">
            <text:p>10.7087124671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52000588">
            <text:p>852000588</text:p>
          </table:table-cell>
          <table:table-cell office:value-type="float" office:value="194897.944">
            <text:p>194897.944</text:p>
          </table:table-cell>
          <table:table-cell office:value-type="float" office:value="194906.674">
            <text:p>194906.674</text:p>
          </table:table-cell>
          <table:table-cell/>
          <table:table-cell table:formula="of:=([.B25]/[.D25])/([.B$23]/[.D$23])" office:value-type="float" office:value="3.8834920905994">
            <text:p>3.8834920906</text:p>
          </table:table-cell>
          <table:table-cell table:formula="of:=[.C$23]/[.C25]" office:value-type="float" office:value="8.62891412030493">
            <text:p>8.6289141203</text:p>
          </table:table-cell>
          <table:table-cell table:formula="of:=[.D$23]/[.D25]" office:value-type="float" office:value="8.62929951285301">
            <text:p>8.6292995129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832166757">
            <text:p>832166757</text:p>
          </table:table-cell>
          <table:table-cell office:value-type="float" office:value="94772.448">
            <text:p>94772.448</text:p>
          </table:table-cell>
          <table:table-cell office:value-type="float" office:value="94822.07">
            <text:p>94822.07</text:p>
          </table:table-cell>
          <table:table-cell/>
          <table:table-cell table:formula="of:=([.B26]/[.D26])/([.B$23]/[.D$23])" office:value-type="float" office:value="7.79668829612993">
            <text:p>7.7966882961</text:p>
          </table:table-cell>
          <table:table-cell table:formula="of:=[.C$23]/[.C26]" office:value-type="float" office:value="17.7452166372235">
            <text:p>17.7452166372</text:p>
          </table:table-cell>
          <table:table-cell table:formula="of:=[.D$23]/[.D26]" office:value-type="float" office:value="17.7375168776636">
            <text:p>17.7375168777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49457702">
            <text:p>849457702</text:p>
          </table:table-cell>
          <table:table-cell office:value-type="float" office:value="48386.319">
            <text:p>48386.319</text:p>
          </table:table-cell>
          <table:table-cell office:value-type="float" office:value="48400.751">
            <text:p>48400.751</text:p>
          </table:table-cell>
          <table:table-cell/>
          <table:table-cell table:formula="of:=([.B27]/[.D27])/([.B$23]/[.D$23])" office:value-type="float" office:value="15.5918949143302">
            <text:p>15.5918949143</text:p>
          </table:table-cell>
          <table:table-cell table:formula="of:=[.C$23]/[.C27]" office:value-type="float" office:value="34.7568828494683">
            <text:p>34.7568828495</text:p>
          </table:table-cell>
          <table:table-cell table:formula="of:=[.D$23]/[.D27]" office:value-type="float" office:value="34.7496274799538">
            <text:p>34.74962748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590179694">
            <text:p>1590179694</text:p>
          </table:table-cell>
          <table:table-cell office:value-type="float" office:value="60797.583">
            <text:p>60797.583</text:p>
          </table:table-cell>
          <table:table-cell office:value-type="float" office:value="60870.534">
            <text:p>60870.534</text:p>
          </table:table-cell>
          <table:table-cell/>
          <table:table-cell table:formula="of:=([.B28]/[.D28])/([.B$23]/[.D$23])" office:value-type="float" office:value="23.2085673545367">
            <text:p>23.2085673545</text:p>
          </table:table-cell>
          <table:table-cell table:formula="of:=[.C$23]/[.C28]" office:value-type="float" office:value="27.6615868265684">
            <text:p>27.6615868266</text:p>
          </table:table-cell>
          <table:table-cell table:formula="of:=[.D$23]/[.D28]" office:value-type="float" office:value="27.6309070493779">
            <text:p>27.6309070494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945863264">
            <text:p>945863264</text:p>
          </table:table-cell>
          <table:table-cell office:value-type="float" office:value="27151.964">
            <text:p>27151.964</text:p>
          </table:table-cell>
          <table:table-cell office:value-type="float" office:value="27174.597">
            <text:p>27174.597</text:p>
          </table:table-cell>
          <table:table-cell/>
          <table:table-cell table:formula="of:=([.B29]/[.D29])/([.B$23]/[.D$23])" office:value-type="float" office:value="30.9224920958196">
            <text:p>30.9224920958</text:p>
          </table:table-cell>
          <table:table-cell table:formula="of:=[.C$23]/[.C29]" office:value-type="float" office:value="61.938709884854">
            <text:p>61.9387098849</text:p>
          </table:table-cell>
          <table:table-cell table:formula="of:=[.D$23]/[.D29]" office:value-type="float" office:value="61.8926590521287">
            <text:p>61.8926590521</text:p>
          </table:table-cell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Blacklight 39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1915863.033">
            <text:p>1915863.033</text:p>
          </table:table-cell>
          <table:table-cell office:value-type="float" office:value="1916116.462">
            <text:p>1916116.462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89319423">
            <text:p>2689319423</text:p>
          </table:table-cell>
          <table:table-cell office:value-type="float" office:value="1532743.329">
            <text:p>1532743.329</text:p>
          </table:table-cell>
          <table:table-cell office:value-type="float" office:value="1532947.97">
            <text:p>1532947.97</text:p>
          </table:table-cell>
          <table:table-cell/>
          <table:table-cell table:formula="of:=([.B34]/[.D34])/([.B$33]/[.D$33])" office:value-type="float" office:value="1.97266372026037">
            <text:p>1.9726637203</text:p>
          </table:table-cell>
          <table:table-cell table:formula="of:=[.C$33]/[.C34]" office:value-type="float" office:value="1.24995685627936">
            <text:p>1.2499568563</text:p>
          </table:table-cell>
          <table:table-cell table:formula="of:=[.D$33]/[.D34]" office:value-type="float" office:value="1.24995531453034">
            <text:p>1.2499553145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38697169">
            <text:p>2938697169</text:p>
          </table:table-cell>
          <table:table-cell office:value-type="float" office:value="834944.908">
            <text:p>834944.908</text:p>
          </table:table-cell>
          <table:table-cell office:value-type="float" office:value="835124.875">
            <text:p>835124.875</text:p>
          </table:table-cell>
          <table:table-cell/>
          <table:table-cell table:formula="of:=([.B35]/[.D35])/([.B$33]/[.D$33])" office:value-type="float" office:value="3.95677630670341">
            <text:p>3.9567763067</text:p>
          </table:table-cell>
          <table:table-cell table:formula="of:=[.C$33]/[.C35]" office:value-type="float" office:value="2.29459814012064">
            <text:p>2.2945981401</text:p>
          </table:table-cell>
          <table:table-cell table:formula="of:=[.D$33]/[.D35]" office:value-type="float" office:value="2.29440712324609">
            <text:p>2.2944071232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011145930">
            <text:p>6011145930</text:p>
          </table:table-cell>
          <table:table-cell office:value-type="float" office:value="844158.071">
            <text:p>844158.071</text:p>
          </table:table-cell>
          <table:table-cell office:value-type="float" office:value="844346.605">
            <text:p>844346.605</text:p>
          </table:table-cell>
          <table:table-cell/>
          <table:table-cell table:formula="of:=([.B36]/[.D36])/([.B$33]/[.D$33])" office:value-type="float" office:value="8.0052443623376">
            <text:p>8.0052443623</text:p>
          </table:table-cell>
          <table:table-cell table:formula="of:=[.C$33]/[.C36]" office:value-type="float" office:value="2.26955483672678">
            <text:p>2.2695548367</text:p>
          </table:table-cell>
          <table:table-cell table:formula="of:=[.D$33]/[.D36]" office:value-type="float" office:value="2.26934821630508">
            <text:p>2.2693482163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943704360">
            <text:p>5943704360</text:p>
          </table:table-cell>
          <table:table-cell office:value-type="float" office:value="417557.577">
            <text:p>417557.577</text:p>
          </table:table-cell>
          <table:table-cell office:value-type="float" office:value="417791.781">
            <text:p>417791.781</text:p>
          </table:table-cell>
          <table:table-cell/>
          <table:table-cell table:formula="of:=([.B37]/[.D37])/([.B$33]/[.D$33])" office:value-type="float" office:value="15.9968838323248">
            <text:p>15.9968838323</text:p>
          </table:table-cell>
          <table:table-cell table:formula="of:=[.C$33]/[.C37]" office:value-type="float" office:value="4.588260729849">
            <text:p>4.5882607298</text:p>
          </table:table-cell>
          <table:table-cell table:formula="of:=[.D$33]/[.D37]" office:value-type="float" office:value="4.58629525313711">
            <text:p>4.5862952531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782629737">
            <text:p>9782629737</text:p>
          </table:table-cell>
          <table:table-cell office:value-type="float" office:value="460112.324">
            <text:p>460112.324</text:p>
          </table:table-cell>
          <table:table-cell office:value-type="float" office:value="460391.049">
            <text:p>460391.049</text:p>
          </table:table-cell>
          <table:table-cell/>
          <table:table-cell table:formula="of:=([.B38]/[.D38])/([.B$33]/[.D$33])" office:value-type="float" office:value="23.8927879335957">
            <text:p>23.8927879336</text:p>
          </table:table-cell>
          <table:table-cell table:formula="of:=[.C$33]/[.C38]" office:value-type="float" office:value="4.16390288428788">
            <text:p>4.1639028843</text:p>
          </table:table-cell>
          <table:table-cell table:formula="of:=[.D$33]/[.D38]" office:value-type="float" office:value="4.16193248361786">
            <text:p>4.1619324836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2407068224">
            <text:p>12407068224</text:p>
          </table:table-cell>
          <table:table-cell office:value-type="float" office:value="437380.143">
            <text:p>437380.143</text:p>
          </table:table-cell>
          <table:table-cell office:value-type="float" office:value="437498.967">
            <text:p>437498.967</text:p>
          </table:table-cell>
          <table:table-cell/>
          <table:table-cell table:formula="of:=([.B39]/[.D39])/([.B$33]/[.D$33])" office:value-type="float" office:value="31.8882159193306">
            <text:p>31.8882159193</text:p>
          </table:table-cell>
          <table:table-cell table:formula="of:=[.C$33]/[.C39]" office:value-type="float" office:value="4.38031553023659">
            <text:p>4.3803155302</text:p>
          </table:table-cell>
          <table:table-cell table:formula="of:=[.D$33]/[.D39]" office:value-type="float" office:value="4.37970511139516">
            <text:p>4.3797051114</text:p>
          </table:table-cell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Blacklight 75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3858675.509">
            <text:p>3858675.509</text:p>
          </table:table-cell>
          <table:table-cell office:value-type="float" office:value="3858848.715">
            <text:p>3858848.715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  <table:table-cell/>
          <table:table-cell table:style-name="ce2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233496898">
            <text:p>4233496898</text:p>
          </table:table-cell>
          <table:table-cell office:value-type="float" office:value="2061209.263">
            <text:p>2061209.263</text:p>
          </table:table-cell>
          <table:table-cell office:value-type="float" office:value="2061212.33">
            <text:p>2061212.33</text:p>
          </table:table-cell>
          <table:table-cell/>
          <table:table-cell table:formula="of:=([.B44]/[.D44])/([.B$43]/[.D$43])" office:value-type="float" office:value="2.01467317758363">
            <text:p>2.0146731776</text:p>
          </table:table-cell>
          <table:table-cell table:formula="of:=[.C$43]/[.C44]" office:value-type="float" office:value="1.87204452175994">
            <text:p>1.8720445218</text:p>
          </table:table-cell>
          <table:table-cell table:formula="of:=[.D$43]/[.D44]" office:value-type="float" office:value="1.87212576736333">
            <text:p>1.8721257674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576134199">
            <text:p>4576134199</text:p>
          </table:table-cell>
          <table:table-cell office:value-type="float" office:value="1109815.761">
            <text:p>1109815.761</text:p>
          </table:table-cell>
          <table:table-cell office:value-type="float" office:value="1109820.008">
            <text:p>1109820.008</text:p>
          </table:table-cell>
          <table:table-cell/>
          <table:table-cell table:formula="of:=([.B45]/[.D45])/([.B$43]/[.D$43])" office:value-type="float" office:value="4.04458803024836">
            <text:p>4.0445880302</text:p>
          </table:table-cell>
          <table:table-cell table:formula="of:=[.C$43]/[.C45]" office:value-type="float" office:value="3.47686133554559">
            <text:p>3.4768613355</text:p>
          </table:table-cell>
          <table:table-cell table:formula="of:=[.D$43]/[.D45]" office:value-type="float" office:value="3.47700409722655">
            <text:p>3.4770040972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857990478">
            <text:p>4857990478</text:p>
          </table:table-cell>
          <table:table-cell office:value-type="float" office:value="589575.319">
            <text:p>589575.319</text:p>
          </table:table-cell>
          <table:table-cell office:value-type="float" office:value="589589.544">
            <text:p>589589.544</text:p>
          </table:table-cell>
          <table:table-cell/>
          <table:table-cell table:formula="of:=([.B46]/[.D46])/([.B$43]/[.D$43])" office:value-type="float" office:value="8.08230018484791">
            <text:p>8.0823001848</text:p>
          </table:table-cell>
          <table:table-cell table:formula="of:=[.C$43]/[.C46]" office:value-type="float" office:value="6.54483894533584">
            <text:p>6.5448389453</text:p>
          </table:table-cell>
          <table:table-cell table:formula="of:=[.D$43]/[.D46]" office:value-type="float" office:value="6.54497481217204">
            <text:p>6.5449748122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608249867">
            <text:p>2608249867</text:p>
          </table:table-cell>
          <table:table-cell office:value-type="float" office:value="160298.704">
            <text:p>160298.704</text:p>
          </table:table-cell>
          <table:table-cell office:value-type="float" office:value="160314.553">
            <text:p>160314.553</text:p>
          </table:table-cell>
          <table:table-cell/>
          <table:table-cell table:formula="of:=([.B47]/[.D47])/([.B$43]/[.D$43])" office:value-type="float" office:value="15.9589507976424">
            <text:p>15.9589507976</text:p>
          </table:table-cell>
          <table:table-cell table:formula="of:=[.C$43]/[.C47]" office:value-type="float" office:value="24.0717823208352">
            <text:p>24.0717823208</text:p>
          </table:table-cell>
          <table:table-cell table:formula="of:=[.D$43]/[.D47]" office:value-type="float" office:value="24.0704829523493">
            <text:p>24.0704829523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402195413">
            <text:p>2402195413</text:p>
          </table:table-cell>
          <table:table-cell office:value-type="float" office:value="98241.322">
            <text:p>98241.322</text:p>
          </table:table-cell>
          <table:table-cell office:value-type="float" office:value="98355.107">
            <text:p>98355.107</text:p>
          </table:table-cell>
          <table:table-cell/>
          <table:table-cell table:formula="of:=([.B48]/[.D48])/([.B$43]/[.D$43])" office:value-type="float" office:value="23.95739031404">
            <text:p>23.957390314</text:p>
          </table:table-cell>
          <table:table-cell table:formula="of:=[.C$43]/[.C48]" office:value-type="float" office:value="39.2775201966439">
            <text:p>39.2775201966</text:p>
          </table:table-cell>
          <table:table-cell table:formula="of:=[.D$43]/[.D48]" office:value-type="float" office:value="39.2338418685265">
            <text:p>39.2338418685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168984123">
            <text:p>2168984123</text:p>
          </table:table-cell>
          <table:table-cell office:value-type="float" office:value="67162.267">
            <text:p>67162.267</text:p>
          </table:table-cell>
          <table:table-cell office:value-type="float" office:value="67182.593">
            <text:p>67182.593</text:p>
          </table:table-cell>
          <table:table-cell/>
          <table:table-cell table:formula="of:=([.B49]/[.D49])/([.B$43]/[.D$43])" office:value-type="float" office:value="31.6685151735475">
            <text:p>31.6685151735</text:p>
          </table:table-cell>
          <table:table-cell table:formula="of:=[.C$43]/[.C49]" office:value-type="float" office:value="57.4530265483743">
            <text:p>57.4530265484</text:p>
          </table:table-cell>
          <table:table-cell table:formula="of:=[.D$43]/[.D49]" office:value-type="float" office:value="57.4382223532218">
            <text:p>57.4382223532</text:p>
          </table:table-cell>
          <table:table-cell table:number-columns-repeated="2"/>
        </table:table-row>
      </table:table>
      <table:table table:name="Blacklight Nodes" table:style-name="ta1" table:print="false">
        <table:table-column table:style-name="co2" table:number-columns-repeated="8" table:default-cell-style-name="Default"/>
        <table:table-row table:style-name="ro3">
          <table:table-cell table:number-columns-repeated="8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>
            <draw:frame table:end-cell-address="'Blacklight Nodes'.O34" table:end-x="0.8783in" table:end-y="0.1024in" draw:z-index="0" draw:style-name="gr1" svg:width="6.4547in" svg:height="5.6476in" svg:x="0.6469in" svg:y="0.1224in">
              <draw:object draw:notify-on-update-of-ranges="'Blacklight Nodes'.A3:'Blacklight Nodes'.A9 'Blacklight Nodes'.B2:'Blacklight Nodes'.B2 'Blacklight Nodes'.B3:'Blacklight Nodes'.B9 'Blacklight Nodes'.A3:'Blacklight Nodes'.A9 'Blacklight Nodes'.C2:'Blacklight Nodes'.C2 'Blacklight Nodes'.C3:'Blacklight Nodes'.C9 'Blacklight Nodes'.A3:'Blacklight Nodes'.A9 'Blacklight Nodes'.D2:'Blacklight Nodes'.D2 'Blacklight Nodes'.D3:'Blacklight Nodes'.D9 'Blacklight Nodes'.A3:'Blacklight Nodes'.A9 'Blacklight Nodes'.E2:'Blacklight Nodes'.E2 'Blacklight Nodes'.E3:'Blacklight Nodes'.E9 'Blacklight Nodes'.A3:'Blacklight Nodes'.A9 'Blacklight Nodes'.F2:'Blacklight Nodes'.F2 'Blacklight Nodes'.F3:'Blacklight Nodes'.F9 'Blacklight Nodes'.A3:'Blacklight Nodes'.A9 'Blacklight Nodes'.G2:'Blacklight Nodes'.G2 'Blacklight Nodes'.G3:'Blacklight Nodes'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F3]" office:value-type="float" office:value="1">
            <text:p>1</text:p>
          </table:table-cell>
          <table:table-cell table:formula="of:=[Blacklight.F13]" office:value-type="float" office:value="1">
            <text:p>1</text:p>
          </table:table-cell>
          <table:table-cell table:formula="of:=[Blacklight.F23]" office:value-type="float" office:value="1">
            <text:p>1</text:p>
          </table:table-cell>
          <table:table-cell table:formula="of:=[Blacklight.F33]" office:value-type="float" office:value="1">
            <text:p>1</text:p>
          </table:table-cell>
          <table:table-cell table:formula="of:=[Blacklight.F43]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F4]" office:value-type="float" office:value="1.90793912489591">
            <text:p>1.9079391249</text:p>
          </table:table-cell>
          <table:table-cell table:formula="of:=[Blacklight.F14]" office:value-type="float" office:value="1.94207844623248">
            <text:p>1.9420784462</text:p>
          </table:table-cell>
          <table:table-cell table:formula="of:=[Blacklight.F24]" office:value-type="float" office:value="1.90510946459348">
            <text:p>1.9051094646</text:p>
          </table:table-cell>
          <table:table-cell table:formula="of:=[Blacklight.F34]" office:value-type="float" office:value="1.97266372026037">
            <text:p>1.9726637203</text:p>
          </table:table-cell>
          <table:table-cell table:formula="of:=[Blacklight.F44]" office:value-type="float" office:value="2.01467317758363">
            <text:p>2.0146731776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F5]" office:value-type="float" office:value="3.80193756315611">
            <text:p>3.8019375632</text:p>
          </table:table-cell>
          <table:table-cell table:formula="of:=[Blacklight.F15]" office:value-type="float" office:value="3.8865836905669">
            <text:p>3.8865836906</text:p>
          </table:table-cell>
          <table:table-cell table:formula="of:=[Blacklight.F25]" office:value-type="float" office:value="3.8834920905994">
            <text:p>3.8834920906</text:p>
          </table:table-cell>
          <table:table-cell table:formula="of:=[Blacklight.F35]" office:value-type="float" office:value="3.95677630670341">
            <text:p>3.9567763067</text:p>
          </table:table-cell>
          <table:table-cell table:formula="of:=[Blacklight.F45]" office:value-type="float" office:value="4.04458803024836">
            <text:p>4.044588030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F6]" office:value-type="float" office:value="7.54271725740907">
            <text:p>7.5427172574</text:p>
          </table:table-cell>
          <table:table-cell table:formula="of:=[Blacklight.F16]" office:value-type="float" office:value="7.59028698810544">
            <text:p>7.5902869881</text:p>
          </table:table-cell>
          <table:table-cell table:formula="of:=[Blacklight.F26]" office:value-type="float" office:value="7.79668829612993">
            <text:p>7.7966882961</text:p>
          </table:table-cell>
          <table:table-cell table:formula="of:=[Blacklight.F36]" office:value-type="float" office:value="8.0052443623376">
            <text:p>8.0052443623</text:p>
          </table:table-cell>
          <table:table-cell table:formula="of:=[Blacklight.F46]" office:value-type="float" office:value="8.08230018484791">
            <text:p>8.082300184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F7]" office:value-type="float" office:value="14.6514848623508">
            <text:p>14.6514848624</text:p>
          </table:table-cell>
          <table:table-cell table:formula="of:=[Blacklight.F17]" office:value-type="float" office:value="13.5279084153098">
            <text:p>13.5279084153</text:p>
          </table:table-cell>
          <table:table-cell table:formula="of:=[Blacklight.F27]" office:value-type="float" office:value="15.5918949143302">
            <text:p>15.5918949143</text:p>
          </table:table-cell>
          <table:table-cell table:formula="of:=[Blacklight.F37]" office:value-type="float" office:value="15.9968838323248">
            <text:p>15.9968838323</text:p>
          </table:table-cell>
          <table:table-cell table:formula="of:=[Blacklight.F47]" office:value-type="float" office:value="15.9589507976424">
            <text:p>15.958950797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F8]" office:value-type="float" office:value="22.2138357784172">
            <text:p>22.2138357784</text:p>
          </table:table-cell>
          <table:table-cell table:formula="of:=[Blacklight.F18]" office:value-type="float" office:value="22.8853224920858">
            <text:p>22.8853224921</text:p>
          </table:table-cell>
          <table:table-cell table:formula="of:=[Blacklight.F28]" office:value-type="float" office:value="23.2085673545367">
            <text:p>23.2085673545</text:p>
          </table:table-cell>
          <table:table-cell table:formula="of:=[Blacklight.F38]" office:value-type="float" office:value="23.8927879335957">
            <text:p>23.8927879336</text:p>
          </table:table-cell>
          <table:table-cell table:formula="of:=[Blacklight.F48]" office:value-type="float" office:value="23.95739031404">
            <text:p>23.957390314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F9]" office:value-type="float" office:value="29.2776866318916">
            <text:p>29.2776866319</text:p>
          </table:table-cell>
          <table:table-cell table:formula="of:=[Blacklight.F19]" office:value-type="float" office:value="30.68980968431">
            <text:p>30.6898096843</text:p>
          </table:table-cell>
          <table:table-cell table:formula="of:=[Blacklight.F29]" office:value-type="float" office:value="30.9224920958196">
            <text:p>30.9224920958</text:p>
          </table:table-cell>
          <table:table-cell table:formula="of:=[Blacklight.F39]" office:value-type="float" office:value="31.8882159193306">
            <text:p>31.8882159193</text:p>
          </table:table-cell>
          <table:table-cell table:formula="of:=[Blacklight.F49]" office:value-type="float" office:value="31.6685151735475">
            <text:p>31.6685151735</text:p>
          </table:table-cell>
          <table:table-cell/>
        </table:table-row>
      </table:table>
      <table:table table:name="Blacklight Comp" table:style-name="ta1" table:print="false">
        <table:table-column table:style-name="co2" table:number-columns-repeated="8" table:default-cell-style-name="Default"/>
        <table:table-row table:style-name="ro3">
          <table:table-cell table:number-columns-repeated="8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G3]" office:value-type="float" office:value="1">
            <text:p>1</text:p>
          </table:table-cell>
          <table:table-cell table:formula="of:=[Blacklight.G13]" office:value-type="float" office:value="1">
            <text:p>1</text:p>
          </table:table-cell>
          <table:table-cell table:formula="of:=[Blacklight.G23]" office:value-type="float" office:value="1">
            <text:p>1</text:p>
          </table:table-cell>
          <table:table-cell table:formula="of:=[Blacklight.G33]" office:value-type="float" office:value="1">
            <text:p>1</text:p>
          </table:table-cell>
          <table:table-cell table:formula="of:=[Blacklight.G43]" office:value-type="float" office:value="1">
            <text:p>1</text:p>
          </table:table-cell>
          <table:table-cell>
            <draw:frame table:end-cell-address="'Blacklight Comp'.P34" table:end-x="0.2079in" table:end-y="0.1579in" draw:z-index="0" draw:style-name="gr1" svg:width="6.4547in" svg:height="5.6476in" svg:x="0.8654in" svg:y="0.0008in">
              <draw:object draw:notify-on-update-of-ranges="'Blacklight Comp'.A3:'Blacklight Comp'.A9 'Blacklight Comp'.B2:'Blacklight Comp'.B2 'Blacklight Comp'.B3:'Blacklight Comp'.B9 'Blacklight Comp'.A3:'Blacklight Comp'.A9 'Blacklight Comp'.C2:'Blacklight Comp'.C2 'Blacklight Comp'.C3:'Blacklight Comp'.C9 'Blacklight Comp'.A3:'Blacklight Comp'.A9 'Blacklight Comp'.D2:'Blacklight Comp'.D2 'Blacklight Comp'.D3:'Blacklight Comp'.D9 'Blacklight Comp'.A3:'Blacklight Comp'.A9 'Blacklight Comp'.E2:'Blacklight Comp'.E2 'Blacklight Comp'.E3:'Blacklight Comp'.E9 'Blacklight Comp'.A3:'Blacklight Comp'.A9 'Blacklight Comp'.F2:'Blacklight Comp'.F2 'Blacklight Comp'.F3:'Blacklight Comp'.F9 'Blacklight Comp'.A3:'Blacklight Comp'.A9 'Blacklight Comp'.G2:'Blacklight Comp'.G2 'Blacklight Comp'.G3:'Blacklight Comp'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G4]" office:value-type="float" office:value="9.08948002451733">
            <text:p>9.0894800245</text:p>
          </table:table-cell>
          <table:table-cell table:formula="of:=[Blacklight.G14]" office:value-type="float" office:value="2.3562274940335">
            <text:p>2.356227494</text:p>
          </table:table-cell>
          <table:table-cell table:formula="of:=[Blacklight.G24]" office:value-type="float" office:value="10.7080420842389">
            <text:p>10.7080420842</text:p>
          </table:table-cell>
          <table:table-cell table:formula="of:=[Blacklight.G34]" office:value-type="float" office:value="1.24995685627936">
            <text:p>1.2499568563</text:p>
          </table:table-cell>
          <table:table-cell table:formula="of:=[Blacklight.G44]" office:value-type="float" office:value="1.87204452175994">
            <text:p>1.872044521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G5]" office:value-type="float" office:value="4.36200411769747">
            <text:p>4.3620041177</text:p>
          </table:table-cell>
          <table:table-cell table:formula="of:=[Blacklight.G15]" office:value-type="float" office:value="14.7630147703333">
            <text:p>14.7630147703</text:p>
          </table:table-cell>
          <table:table-cell table:formula="of:=[Blacklight.G25]" office:value-type="float" office:value="8.62891412030493">
            <text:p>8.6289141203</text:p>
          </table:table-cell>
          <table:table-cell table:formula="of:=[Blacklight.G35]" office:value-type="float" office:value="2.29459814012064">
            <text:p>2.2945981401</text:p>
          </table:table-cell>
          <table:table-cell table:formula="of:=[Blacklight.G45]" office:value-type="float" office:value="3.47686133554559">
            <text:p>3.476861335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G6]" office:value-type="float" office:value="9.39167100137752">
            <text:p>9.3916710014</text:p>
          </table:table-cell>
          <table:table-cell table:formula="of:=[Blacklight.G16]" office:value-type="float" office:value="152.354397697706">
            <text:p>152.3543976977</text:p>
          </table:table-cell>
          <table:table-cell table:formula="of:=[Blacklight.G26]" office:value-type="float" office:value="17.7452166372235">
            <text:p>17.7452166372</text:p>
          </table:table-cell>
          <table:table-cell table:formula="of:=[Blacklight.G36]" office:value-type="float" office:value="2.26955483672678">
            <text:p>2.2695548367</text:p>
          </table:table-cell>
          <table:table-cell table:formula="of:=[Blacklight.G46]" office:value-type="float" office:value="6.54483894533584">
            <text:p>6.5448389453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G7]" office:value-type="float" office:value="94.60282266156">
            <text:p>94.6028226616</text:p>
          </table:table-cell>
          <table:table-cell table:formula="of:=[Blacklight.G17]" office:value-type="float" office:value="14.7137703868143">
            <text:p>14.7137703868</text:p>
          </table:table-cell>
          <table:table-cell table:formula="of:=[Blacklight.G27]" office:value-type="float" office:value="34.7568828494683">
            <text:p>34.7568828495</text:p>
          </table:table-cell>
          <table:table-cell table:formula="of:=[Blacklight.G37]" office:value-type="float" office:value="4.588260729849">
            <text:p>4.5882607298</text:p>
          </table:table-cell>
          <table:table-cell table:formula="of:=[Blacklight.G47]" office:value-type="float" office:value="24.0717823208352">
            <text:p>24.071782320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G8]" office:value-type="float" office:value="41.2618227894842">
            <text:p>41.2618227895</text:p>
          </table:table-cell>
          <table:table-cell table:formula="of:=[Blacklight.G18]" office:value-type="float" office:value="21.1128383318209">
            <text:p>21.1128383318</text:p>
          </table:table-cell>
          <table:table-cell table:formula="of:=[Blacklight.G28]" office:value-type="float" office:value="27.6615868265684">
            <text:p>27.6615868266</text:p>
          </table:table-cell>
          <table:table-cell table:formula="of:=[Blacklight.G38]" office:value-type="float" office:value="4.16390288428788">
            <text:p>4.1639028843</text:p>
          </table:table-cell>
          <table:table-cell table:formula="of:=[Blacklight.G48]" office:value-type="float" office:value="39.2775201966439">
            <text:p>39.2775201966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G9]" office:value-type="float" office:value="73.4490561662743">
            <text:p>73.4490561663</text:p>
          </table:table-cell>
          <table:table-cell table:formula="of:=[Blacklight.G19]" office:value-type="float" office:value="98.3926155409148">
            <text:p>98.3926155409</text:p>
          </table:table-cell>
          <table:table-cell table:formula="of:=[Blacklight.G29]" office:value-type="float" office:value="61.938709884854">
            <text:p>61.9387098849</text:p>
          </table:table-cell>
          <table:table-cell table:formula="of:=[Blacklight.G39]" office:value-type="float" office:value="4.38031553023659">
            <text:p>4.3803155302</text:p>
          </table:table-cell>
          <table:table-cell table:formula="of:=[Blacklight.G49]" office:value-type="float" office:value="57.4530265483743">
            <text:p>57.4530265484</text:p>
          </table:table-cell>
          <table:table-cell/>
        </table:table-row>
      </table:table>
      <table:table table:name="Blacklight Total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Blacklight Total'.P33" table:end-x="0.2323in" table:end-y="0.1579in" draw:z-index="0" draw:style-name="gr1" svg:width="6.4547in" svg:height="5.6476in" svg:x="0.0004in" svg:y="0.0008in">
              <draw:object draw:notify-on-update-of-ranges="'Blacklight Total'.A3:'Blacklight Total'.A9 'Blacklight Total'.B2:'Blacklight Total'.B2 'Blacklight Total'.B3:'Blacklight Total'.B9 'Blacklight Total'.A3:'Blacklight Total'.A9 'Blacklight Total'.C2:'Blacklight Total'.C2 'Blacklight Total'.C3:'Blacklight Total'.C9 'Blacklight Total'.A3:'Blacklight Total'.A9 'Blacklight Total'.D2:'Blacklight Total'.D2 'Blacklight Total'.D3:'Blacklight Total'.D9 'Blacklight Total'.A3:'Blacklight Total'.A9 'Blacklight Total'.E2:'Blacklight Total'.E2 'Blacklight Total'.E3:'Blacklight Total'.E9 'Blacklight Total'.A3:'Blacklight Total'.A9 'Blacklight Total'.F2:'Blacklight Total'.F2 'Blacklight Total'.F3:'Blacklight Total'.F9 'Blacklight Total'.A3:'Blacklight Total'.A9 'Blacklight Total'.G2:'Blacklight Total'.G2 'Blacklight Total'.G3:'Blacklight Total'.G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H3]" office:value-type="float" office:value="1">
            <text:p>1</text:p>
          </table:table-cell>
          <table:table-cell table:formula="of:=[Blacklight.H13]" office:value-type="float" office:value="1">
            <text:p>1</text:p>
          </table:table-cell>
          <table:table-cell table:formula="of:=[Blacklight.H23]" office:value-type="float" office:value="1">
            <text:p>1</text:p>
          </table:table-cell>
          <table:table-cell table:formula="of:=[Blacklight.H33]" office:value-type="float" office:value="1">
            <text:p>1</text:p>
          </table:table-cell>
          <table:table-cell table:formula="of:=[Blacklight.H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H4]" office:value-type="float" office:value="9.07470159103124">
            <text:p>9.074701591</text:p>
          </table:table-cell>
          <table:table-cell table:formula="of:=[Blacklight.H14]" office:value-type="float" office:value="2.35625069225483">
            <text:p>2.3562506923</text:p>
          </table:table-cell>
          <table:table-cell table:formula="of:=[Blacklight.H24]" office:value-type="float" office:value="10.7087124670947">
            <text:p>10.7087124671</text:p>
          </table:table-cell>
          <table:table-cell table:formula="of:=[Blacklight.H34]" office:value-type="float" office:value="1.24995531453034">
            <text:p>1.2499553145</text:p>
          </table:table-cell>
          <table:table-cell table:formula="of:=[Blacklight.H44]" office:value-type="float" office:value="1.87212576736333">
            <text:p>1.8721257674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H5]" office:value-type="float" office:value="4.35860010762981">
            <text:p>4.3586001076</text:p>
          </table:table-cell>
          <table:table-cell table:formula="of:=[Blacklight.H15]" office:value-type="float" office:value="14.7626477239744">
            <text:p>14.762647724</text:p>
          </table:table-cell>
          <table:table-cell table:formula="of:=[Blacklight.H25]" office:value-type="float" office:value="8.62929951285301">
            <text:p>8.6292995129</text:p>
          </table:table-cell>
          <table:table-cell table:formula="of:=[Blacklight.H35]" office:value-type="float" office:value="2.29440712324609">
            <text:p>2.2944071232</text:p>
          </table:table-cell>
          <table:table-cell table:formula="of:=[Blacklight.H45]" office:value-type="float" office:value="3.47700409722655">
            <text:p>3.4770040972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H6]" office:value-type="float" office:value="9.36666346740811">
            <text:p>9.3666634674</text:p>
          </table:table-cell>
          <table:table-cell table:formula="of:=[Blacklight.H16]" office:value-type="float" office:value="152.267237537285">
            <text:p>152.2672375373</text:p>
          </table:table-cell>
          <table:table-cell table:formula="of:=[Blacklight.H26]" office:value-type="float" office:value="17.7375168776636">
            <text:p>17.7375168777</text:p>
          </table:table-cell>
          <table:table-cell table:formula="of:=[Blacklight.H36]" office:value-type="float" office:value="2.26934821630508">
            <text:p>2.2693482163</text:p>
          </table:table-cell>
          <table:table-cell table:formula="of:=[Blacklight.H46]" office:value-type="float" office:value="6.54497481217204">
            <text:p>6.5449748122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H7]" office:value-type="float" office:value="92.4319219861913">
            <text:p>92.4319219862</text:p>
          </table:table-cell>
          <table:table-cell table:formula="of:=[Blacklight.H17]" office:value-type="float" office:value="14.7078125370053">
            <text:p>14.707812537</text:p>
          </table:table-cell>
          <table:table-cell table:formula="of:=[Blacklight.H27]" office:value-type="float" office:value="34.7496274799538">
            <text:p>34.74962748</text:p>
          </table:table-cell>
          <table:table-cell table:formula="of:=[Blacklight.H37]" office:value-type="float" office:value="4.58629525313711">
            <text:p>4.5862952531</text:p>
          </table:table-cell>
          <table:table-cell table:formula="of:=[Blacklight.H47]" office:value-type="float" office:value="24.0704829523493">
            <text:p>24.0704829523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H8]" office:value-type="float" office:value="40.9080432597308">
            <text:p>40.9080432597</text:p>
          </table:table-cell>
          <table:table-cell table:formula="of:=[Blacklight.H18]" office:value-type="float" office:value="21.1085049300842">
            <text:p>21.1085049301</text:p>
          </table:table-cell>
          <table:table-cell table:formula="of:=[Blacklight.H28]" office:value-type="float" office:value="27.6309070493779">
            <text:p>27.6309070494</text:p>
          </table:table-cell>
          <table:table-cell table:formula="of:=[Blacklight.H38]" office:value-type="float" office:value="4.16193248361786">
            <text:p>4.1619324836</text:p>
          </table:table-cell>
          <table:table-cell table:formula="of:=[Blacklight.H48]" office:value-type="float" office:value="39.2338418685265">
            <text:p>39.2338418685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H9]" office:value-type="float" office:value="72.2475307281255">
            <text:p>72.2475307281</text:p>
          </table:table-cell>
          <table:table-cell table:formula="of:=[Blacklight.H19]" office:value-type="float" office:value="98.2988575570168">
            <text:p>98.298857557</text:p>
          </table:table-cell>
          <table:table-cell table:formula="of:=[Blacklight.H29]" office:value-type="float" office:value="61.8926590521287">
            <text:p>61.8926590521</text:p>
          </table:table-cell>
          <table:table-cell table:formula="of:=[Blacklight.H39]" office:value-type="float" office:value="4.37970511139516">
            <text:p>4.3797051114</text:p>
          </table:table-cell>
          <table:table-cell table:formula="of:=[Blacklight.H49]" office:value-type="float" office:value="57.4382223532218">
            <text:p>57.4382223532</text:p>
          </table:table-cell>
          <table:table-cell table:number-columns-repeated="2"/>
        </table:table-row>
      </table:table>
      <table:table table:name="Popl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3">
          <table:table-cell office:value-type="string">
            <text:p>Pople 27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303463.131">
            <text:p>1303463.131</text:p>
          </table:table-cell>
          <table:table-cell office:value-type="float" office:value="1303464.853">
            <text:p>1303464.853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45363227">
            <text:p>345363227</text:p>
          </table:table-cell>
          <table:table-cell office:value-type="float" office:value="149538.242">
            <text:p>149538.242</text:p>
          </table:table-cell>
          <table:table-cell office:value-type="float" office:value="149569.266">
            <text:p>149569.266</text:p>
          </table:table-cell>
          <table:table-cell/>
          <table:table-cell table:formula="of:=([.B4]/[.D4])/([.B$3]/[.D$3])" office:value-type="float" office:value="1.82929474183536">
            <text:p>1.8292947418</text:p>
          </table:table-cell>
          <table:table-cell table:formula="of:=[.C$3]/[.C4]" office:value-type="float" office:value="8.71658723258228">
            <text:p>8.7165872326</text:p>
          </table:table-cell>
          <table:table-cell table:formula="of:=[.D$3]/[.D4]" office:value-type="float" office:value="8.71479073113857">
            <text:p>8.714790731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66699479">
            <text:p>866699479</text:p>
          </table:table-cell>
          <table:table-cell office:value-type="float" office:value="186937.908">
            <text:p>186937.908</text:p>
          </table:table-cell>
          <table:table-cell office:value-type="float" office:value="187027.967">
            <text:p>187027.967</text:p>
          </table:table-cell>
          <table:table-cell/>
          <table:table-cell table:formula="of:=([.B5]/[.D5])/([.B$3]/[.D$3])" office:value-type="float" office:value="3.67123290462778">
            <text:p>3.6712329046</text:p>
          </table:table-cell>
          <table:table-cell table:formula="of:=[.C$3]/[.C5]" office:value-type="float" office:value="6.97270631165938">
            <text:p>6.9727063117</text:p>
          </table:table-cell>
          <table:table-cell table:formula="of:=[.D$3]/[.D5]" office:value-type="float" office:value="6.9693579730779">
            <text:p>6.969357973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89966358">
            <text:p>589966358</text:p>
          </table:table-cell>
          <table:table-cell office:value-type="float" office:value="63368.243">
            <text:p>63368.243</text:p>
          </table:table-cell>
          <table:table-cell office:value-type="float" office:value="63402.032">
            <text:p>63402.032</text:p>
          </table:table-cell>
          <table:table-cell/>
          <table:table-cell table:formula="of:=([.B6]/[.D6])/([.B$3]/[.D$3])" office:value-type="float" office:value="7.37180816465215">
            <text:p>7.3718081647</text:p>
          </table:table-cell>
          <table:table-cell table:formula="of:=[.C$3]/[.C6]" office:value-type="float" office:value="20.5696587011257">
            <text:p>20.5696587011</text:p>
          </table:table-cell>
          <table:table-cell table:formula="of:=[.D$3]/[.D6]" office:value-type="float" office:value="20.558723622612">
            <text:p>20.558723622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900837416">
            <text:p>1900837416</text:p>
          </table:table-cell>
          <table:table-cell office:value-type="float" office:value="110196.229">
            <text:p>110196.229</text:p>
          </table:table-cell>
          <table:table-cell office:value-type="float" office:value="110233.972">
            <text:p>110233.972</text:p>
          </table:table-cell>
          <table:table-cell/>
          <table:table-cell table:formula="of:=([.B7]/[.D7])/([.B$3]/[.D$3])" office:value-type="float" office:value="13.6609049760245">
            <text:p>13.660904976</text:p>
          </table:table-cell>
          <table:table-cell table:formula="of:=[.C$3]/[.C7]" office:value-type="float" office:value="11.8285638522168">
            <text:p>11.8285638522</text:p>
          </table:table-cell>
          <table:table-cell table:formula="of:=[.D$3]/[.D7]" office:value-type="float" office:value="11.824529492596">
            <text:p>11.824529492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6376275">
            <text:p>126376275</text:p>
          </table:table-cell>
          <table:table-cell office:value-type="float" office:value="4662.952">
            <text:p>4662.952</text:p>
          </table:table-cell>
          <table:table-cell office:value-type="float" office:value="4902.399">
            <text:p>4902.399</text:p>
          </table:table-cell>
          <table:table-cell/>
          <table:table-cell table:formula="of:=([.B8]/[.D8])/([.B$3]/[.D$3])" office:value-type="float" office:value="20.4224033755221">
            <text:p>20.4224033755</text:p>
          </table:table-cell>
          <table:table-cell table:formula="of:=[.C$3]/[.C8]" office:value-type="float" office:value="279.53603875828">
            <text:p>279.5360387583</text:p>
          </table:table-cell>
          <table:table-cell table:formula="of:=[.D$3]/[.D8]" office:value-type="float" office:value="265.883061129867">
            <text:p>265.8830611299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80163581">
            <text:p>580163581</text:p>
          </table:table-cell>
          <table:table-cell office:value-type="float" office:value="15899.138">
            <text:p>15899.138</text:p>
          </table:table-cell>
          <table:table-cell office:value-type="float" office:value="15960.239">
            <text:p>15960.239</text:p>
          </table:table-cell>
          <table:table-cell/>
          <table:table-cell table:formula="of:=([.B9]/[.D9])/([.B$3]/[.D$3])" office:value-type="float" office:value="28.7979137970162">
            <text:p>28.797913797</text:p>
          </table:table-cell>
          <table:table-cell table:formula="of:=[.C$3]/[.C9]" office:value-type="float" office:value="81.9832578973778">
            <text:p>81.9832578974</text:p>
          </table:table-cell>
          <table:table-cell table:formula="of:=[.D$3]/[.D9]" office:value-type="float" office:value="81.6695071420923">
            <text:p>81.6695071421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Pople 33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931721.849">
            <text:p>1931721.849</text:p>
          </table:table-cell>
          <table:table-cell office:value-type="float" office:value="1931723.286">
            <text:p>1931723.286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8628728">
            <text:p>1798628728</text:p>
          </table:table-cell>
          <table:table-cell office:value-type="float" office:value="848732.263">
            <text:p>848732.263</text:p>
          </table:table-cell>
          <table:table-cell office:value-type="float" office:value="848780.954">
            <text:p>848780.954</text:p>
          </table:table-cell>
          <table:table-cell/>
          <table:table-cell table:formula="of:=([.B14]/[.D14])/([.B$13]/[.D$13])" office:value-type="float" office:value="1.86814227816705">
            <text:p>1.8681422782</text:p>
          </table:table-cell>
          <table:table-cell table:formula="of:=[.C$13]/[.C14]" office:value-type="float" office:value="2.27600850493414">
            <text:p>2.2760085049</text:p>
          </table:table-cell>
          <table:table-cell table:formula="of:=[.D$13]/[.D14]" office:value-type="float" office:value="2.27587963289761">
            <text:p>2.27587963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70483472">
            <text:p>570483472</text:p>
          </table:table-cell>
          <table:table-cell office:value-type="float" office:value="134063.153">
            <text:p>134063.153</text:p>
          </table:table-cell>
          <table:table-cell office:value-type="float" office:value="134126.595">
            <text:p>134126.595</text:p>
          </table:table-cell>
          <table:table-cell/>
          <table:table-cell table:formula="of:=([.B15]/[.D15])/([.B$13]/[.D$13])" office:value-type="float" office:value="3.74966281716127">
            <text:p>3.7496628172</text:p>
          </table:table-cell>
          <table:table-cell table:formula="of:=[.C$13]/[.C15]" office:value-type="float" office:value="14.4090438407039">
            <text:p>14.4090438407</text:p>
          </table:table-cell>
          <table:table-cell table:formula="of:=[.D$13]/[.D15]" office:value-type="float" office:value="14.402239063774">
            <text:p>14.402239063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130097077">
            <text:p>1130097077</text:p>
          </table:table-cell>
          <table:table-cell office:value-type="float" office:value="134109.774">
            <text:p>134109.774</text:p>
          </table:table-cell>
          <table:table-cell office:value-type="float" office:value="134202.002">
            <text:p>134202.002</text:p>
          </table:table-cell>
          <table:table-cell/>
          <table:table-cell table:formula="of:=([.B16]/[.D16])/([.B$13]/[.D$13])" office:value-type="float" office:value="7.42370671626786">
            <text:p>7.4237067163</text:p>
          </table:table-cell>
          <table:table-cell table:formula="of:=[.C$13]/[.C16]" office:value-type="float" office:value="14.4040347797469">
            <text:p>14.4040347797</text:p>
          </table:table-cell>
          <table:table-cell table:formula="of:=[.D$13]/[.D16]" office:value-type="float" office:value="14.3941465642219">
            <text:p>14.394146564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988615983">
            <text:p>1988615983</text:p>
          </table:table-cell>
          <table:table-cell office:value-type="float" office:value="133985.968">
            <text:p>133985.968</text:p>
          </table:table-cell>
          <table:table-cell office:value-type="float" office:value="134024.748">
            <text:p>134024.748</text:p>
          </table:table-cell>
          <table:table-cell/>
          <table:table-cell table:formula="of:=([.B17]/[.D17])/([.B$13]/[.D$13])" office:value-type="float" office:value="13.0806695799219">
            <text:p>13.0806695799</text:p>
          </table:table-cell>
          <table:table-cell table:formula="of:=[.C$13]/[.C17]" office:value-type="float" office:value="14.417344426694">
            <text:p>14.4173444267</text:p>
          </table:table-cell>
          <table:table-cell table:formula="of:=[.D$13]/[.D17]" office:value-type="float" office:value="14.4131834965286">
            <text:p>14.4131834965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50504277">
            <text:p>350504277</text:p>
          </table:table-cell>
          <table:table-cell office:value-type="float" office:value="13884.544">
            <text:p>13884.544</text:p>
          </table:table-cell>
          <table:table-cell office:value-type="float" office:value="14011.954">
            <text:p>14011.954</text:p>
          </table:table-cell>
          <table:table-cell/>
          <table:table-cell table:formula="of:=([.B18]/[.D18])/([.B$13]/[.D$13])" office:value-type="float" office:value="22.0525425144228">
            <text:p>22.0525425144</text:p>
          </table:table-cell>
          <table:table-cell table:formula="of:=[.C$13]/[.C18]" office:value-type="float" office:value="139.127496661035">
            <text:p>139.127496661</text:p>
          </table:table-cell>
          <table:table-cell table:formula="of:=[.D$13]/[.D18]" office:value-type="float" office:value="137.862519817008">
            <text:p>137.862519817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440349296">
            <text:p>440349296</text:p>
          </table:table-cell>
          <table:table-cell office:value-type="float" office:value="13215.172">
            <text:p>13215.172</text:p>
          </table:table-cell>
          <table:table-cell office:value-type="float" office:value="13261.275">
            <text:p>13261.275</text:p>
          </table:table-cell>
          <table:table-cell/>
          <table:table-cell table:formula="of:=([.B19]/[.D19])/([.B$13]/[.D$13])" office:value-type="float" office:value="29.2735959619389">
            <text:p>29.2735959619</text:p>
          </table:table-cell>
          <table:table-cell table:formula="of:=[.C$13]/[.C19]" office:value-type="float" office:value="146.17455217382">
            <text:p>146.1745521738</text:p>
          </table:table-cell>
          <table:table-cell table:formula="of:=[.D$13]/[.D19]" office:value-type="float" office:value="145.6664827477">
            <text:p>145.6664827477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Pople 35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32680.932">
            <text:p>1632680.932</text:p>
          </table:table-cell>
          <table:table-cell office:value-type="float" office:value="1632682.993">
            <text:p>1632682.993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36844335">
            <text:p>336844335</text:p>
          </table:table-cell>
          <table:table-cell office:value-type="float" office:value="160701.119">
            <text:p>160701.119</text:p>
          </table:table-cell>
          <table:table-cell office:value-type="float" office:value="160731.593">
            <text:p>160731.593</text:p>
          </table:table-cell>
          <table:table-cell/>
          <table:table-cell table:formula="of:=([.B24]/[.D24])/([.B$23]/[.D$23])" office:value-type="float" office:value="1.80732749311223">
            <text:p>1.8073274931</text:p>
          </table:table-cell>
          <table:table-cell table:formula="of:=[.C$23]/[.C24]" office:value-type="float" office:value="10.1597359256721">
            <text:p>10.1597359257</text:p>
          </table:table-cell>
          <table:table-cell table:formula="of:=[.D$23]/[.D24]" office:value-type="float" office:value="10.1578225072404">
            <text:p>10.157822507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53507603">
            <text:p>853507603</text:p>
          </table:table-cell>
          <table:table-cell office:value-type="float" office:value="197777.212">
            <text:p>197777.212</text:p>
          </table:table-cell>
          <table:table-cell office:value-type="float" office:value="197833.806">
            <text:p>197833.806</text:p>
          </table:table-cell>
          <table:table-cell/>
          <table:table-cell table:formula="of:=([.B25]/[.D25])/([.B$23]/[.D$23])" office:value-type="float" office:value="3.72062366642717">
            <text:p>3.7206236664</text:p>
          </table:table-cell>
          <table:table-cell table:formula="of:=[.C$23]/[.C25]" office:value-type="float" office:value="8.25515192316494">
            <text:p>8.2551519232</text:p>
          </table:table-cell>
          <table:table-cell table:formula="of:=[.D$23]/[.D25]" office:value-type="float" office:value="8.25280080291232">
            <text:p>8.252800802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372141362">
            <text:p>1372141362</text:p>
          </table:table-cell>
          <table:table-cell office:value-type="float" office:value="159432.079">
            <text:p>159432.079</text:p>
          </table:table-cell>
          <table:table-cell office:value-type="float" office:value="159465.048">
            <text:p>159465.048</text:p>
          </table:table-cell>
          <table:table-cell/>
          <table:table-cell table:formula="of:=([.B26]/[.D26])/([.B$23]/[.D$23])" office:value-type="float" office:value="7.42065437479458">
            <text:p>7.4206543748</text:p>
          </table:table-cell>
          <table:table-cell table:formula="of:=[.C$23]/[.C26]" office:value-type="float" office:value="10.2406049161537">
            <text:p>10.2406049162</text:p>
          </table:table-cell>
          <table:table-cell table:formula="of:=[.D$23]/[.D26]" office:value-type="float" office:value="10.2385006211518">
            <text:p>10.238500621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84748683">
            <text:p>884748683</text:p>
          </table:table-cell>
          <table:table-cell office:value-type="float" office:value="51965.641">
            <text:p>51965.641</text:p>
          </table:table-cell>
          <table:table-cell office:value-type="float" office:value="52002.25">
            <text:p>52002.25</text:p>
          </table:table-cell>
          <table:table-cell/>
          <table:table-cell table:formula="of:=([.B27]/[.D27])/([.B$23]/[.D$23])" office:value-type="float" office:value="14.6725854120248">
            <text:p>14.672585412</text:p>
          </table:table-cell>
          <table:table-cell table:formula="of:=[.C$23]/[.C27]" office:value-type="float" office:value="31.4184699848117">
            <text:p>31.4184699848</text:p>
          </table:table-cell>
          <table:table-cell table:formula="of:=[.D$23]/[.D27]" office:value-type="float" office:value="31.3963913676812">
            <text:p>31.396391367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320158734">
            <text:p>1320158734</text:p>
          </table:table-cell>
          <table:table-cell office:value-type="float" office:value="50931.29">
            <text:p>50931.29</text:p>
          </table:table-cell>
          <table:table-cell office:value-type="float" office:value="51285.52">
            <text:p>51285.52</text:p>
          </table:table-cell>
          <table:table-cell/>
          <table:table-cell table:formula="of:=([.B28]/[.D28])/([.B$23]/[.D$23])" office:value-type="float" office:value="22.1993493775007">
            <text:p>22.1993493775</text:p>
          </table:table-cell>
          <table:table-cell table:formula="of:=[.C$23]/[.C28]" office:value-type="float" office:value="32.0565399384151">
            <text:p>32.0565399384</text:p>
          </table:table-cell>
          <table:table-cell table:formula="of:=[.D$23]/[.D28]" office:value-type="float" office:value="31.8351650329372">
            <text:p>31.8351650329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896019072">
            <text:p>1896019072</text:p>
          </table:table-cell>
          <table:table-cell office:value-type="float" office:value="56081.719">
            <text:p>56081.719</text:p>
          </table:table-cell>
          <table:table-cell office:value-type="float" office:value="56129.065">
            <text:p>56129.065</text:p>
          </table:table-cell>
          <table:table-cell/>
          <table:table-cell table:formula="of:=([.B29]/[.D29])/([.B$23]/[.D$23])" office:value-type="float" office:value="29.131560555743">
            <text:p>29.1315605557</text:p>
          </table:table-cell>
          <table:table-cell table:formula="of:=[.C$23]/[.C29]" office:value-type="float" office:value="29.1125336582497">
            <text:p>29.1125336582</text:p>
          </table:table-cell>
          <table:table-cell table:formula="of:=[.D$23]/[.D29]" office:value-type="float" office:value="29.0880133670497">
            <text:p>29.088013367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Pople 39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2266860.751">
            <text:p>2266860.751</text:p>
          </table:table-cell>
          <table:table-cell office:value-type="float" office:value="2266862.754">
            <text:p>2266862.754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88631345">
            <text:p>2688631345</text:p>
          </table:table-cell>
          <table:table-cell office:value-type="float" office:value="1887600.437">
            <text:p>1887600.437</text:p>
          </table:table-cell>
          <table:table-cell office:value-type="float" office:value="1887630.804">
            <text:p>1887630.804</text:p>
          </table:table-cell>
          <table:table-cell/>
          <table:table-cell table:formula="of:=([.B34]/[.D34])/([.B$33]/[.D$33])" office:value-type="float" office:value="1.89476611710387">
            <text:p>1.8947661171</text:p>
          </table:table-cell>
          <table:table-cell table:formula="of:=[.C$33]/[.C34]" office:value-type="float" office:value="1.20092192530044">
            <text:p>1.2009219253</text:p>
          </table:table-cell>
          <table:table-cell table:formula="of:=[.D$33]/[.D34]" office:value-type="float" office:value="1.20090366675326">
            <text:p>1.200903666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87889723">
            <text:p>2987889723</text:p>
          </table:table-cell>
          <table:table-cell office:value-type="float" office:value="1037802.938">
            <text:p>1037802.938</text:p>
          </table:table-cell>
          <table:table-cell office:value-type="float" office:value="1037834.508">
            <text:p>1037834.508</text:p>
          </table:table-cell>
          <table:table-cell/>
          <table:table-cell table:formula="of:=([.B35]/[.D35])/([.B$33]/[.D$33])" office:value-type="float" office:value="3.8298156188394">
            <text:p>3.8298156188</text:p>
          </table:table-cell>
          <table:table-cell table:formula="of:=[.C$33]/[.C35]" office:value-type="float" office:value="2.18428823815876">
            <text:p>2.1842882382</text:p>
          </table:table-cell>
          <table:table-cell table:formula="of:=[.D$33]/[.D35]" office:value-type="float" office:value="2.18422372403905">
            <text:p>2.18422372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312628380">
            <text:p>4312628380</text:p>
          </table:table-cell>
          <table:table-cell office:value-type="float" office:value="733449.901">
            <text:p>733449.901</text:p>
          </table:table-cell>
          <table:table-cell office:value-type="float" office:value="733483.461">
            <text:p>733483.461</text:p>
          </table:table-cell>
          <table:table-cell/>
          <table:table-cell table:formula="of:=([.B36]/[.D36])/([.B$33]/[.D$33])" office:value-type="float" office:value="7.82155528383204">
            <text:p>7.8215552838</text:p>
          </table:table-cell>
          <table:table-cell table:formula="of:=[.C$33]/[.C36]" office:value-type="float" office:value="3.09068246912205">
            <text:p>3.0906824691</text:p>
          </table:table-cell>
          <table:table-cell table:formula="of:=[.D$33]/[.D36]" office:value-type="float" office:value="3.09054378800778">
            <text:p>3.09054378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796668372">
            <text:p>3796668372</text:p>
          </table:table-cell>
          <table:table-cell office:value-type="float" office:value="326042.198">
            <text:p>326042.198</text:p>
          </table:table-cell>
          <table:table-cell office:value-type="float" office:value="326079.279">
            <text:p>326079.279</text:p>
          </table:table-cell>
          <table:table-cell/>
          <table:table-cell table:formula="of:=([.B37]/[.D37])/([.B$33]/[.D$33])" office:value-type="float" office:value="15.4889105162411">
            <text:p>15.4889105162</text:p>
          </table:table-cell>
          <table:table-cell table:formula="of:=[.C$33]/[.C37]" office:value-type="float" office:value="6.9526606215555">
            <text:p>6.9526606216</text:p>
          </table:table-cell>
          <table:table-cell table:formula="of:=[.D$33]/[.D37]" office:value-type="float" office:value="6.9518761233522">
            <text:p>6.9518761234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971197791">
            <text:p>9971197791</text:p>
          </table:table-cell>
          <table:table-cell office:value-type="float" office:value="560267.667">
            <text:p>560267.667</text:p>
          </table:table-cell>
          <table:table-cell office:value-type="float" office:value="560308.749">
            <text:p>560308.749</text:p>
          </table:table-cell>
          <table:table-cell/>
          <table:table-cell table:formula="of:=([.B38]/[.D38])/([.B$33]/[.D$33])" office:value-type="float" office:value="23.6734381210957">
            <text:p>23.6734381211</text:p>
          </table:table-cell>
          <table:table-cell table:formula="of:=[.C$33]/[.C38]" office:value-type="float" office:value="4.04603171755046">
            <text:p>4.0460317176</text:p>
          </table:table-cell>
          <table:table-cell table:formula="of:=[.D$33]/[.D38]" office:value-type="float" office:value="4.04573863614612">
            <text:p>4.045738636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639356110">
            <text:p>6639356110</text:p>
          </table:table-cell>
          <table:table-cell office:value-type="float" office:value="287222.499">
            <text:p>287222.499</text:p>
          </table:table-cell>
          <table:table-cell office:value-type="float" office:value="287267.411">
            <text:p>287267.411</text:p>
          </table:table-cell>
          <table:table-cell/>
          <table:table-cell table:formula="of:=([.B39]/[.D39])/([.B$33]/[.D$33])" office:value-type="float" office:value="30.7454611372945">
            <text:p>30.7454611373</text:p>
          </table:table-cell>
          <table:table-cell table:formula="of:=[.C$33]/[.C39]" office:value-type="float" office:value="7.89235090876359">
            <text:p>7.8923509088</text:p>
          </table:table-cell>
          <table:table-cell table:formula="of:=[.D$33]/[.D39]" office:value-type="float" office:value="7.8911239743794">
            <text:p>7.8911239744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Pople 75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4825454.28">
            <text:p>4825454.28</text:p>
          </table:table-cell>
          <table:table-cell office:value-type="float" office:value="4825455.593">
            <text:p>4825455.593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249743954">
            <text:p>4249743954</text:p>
          </table:table-cell>
          <table:table-cell office:value-type="float" office:value="2677139.589">
            <text:p>2677139.589</text:p>
          </table:table-cell>
          <table:table-cell office:value-type="float" office:value="2677169.205">
            <text:p>2677169.205</text:p>
          </table:table-cell>
          <table:table-cell/>
          <table:table-cell table:formula="of:=([.B44]/[.D44])/([.B$43]/[.D$43])" office:value-type="float" office:value="1.94713294527402">
            <text:p>1.9471329453</text:p>
          </table:table-cell>
          <table:table-cell table:formula="of:=[.C$43]/[.C44]" office:value-type="float" office:value="1.80246644583911">
            <text:p>1.8024664458</text:p>
          </table:table-cell>
          <table:table-cell table:formula="of:=[.D$43]/[.D44]" office:value-type="float" office:value="1.80244699662157">
            <text:p>1.802446996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50165419">
            <text:p>5050165419</text:p>
          </table:table-cell>
          <table:table-cell office:value-type="float" office:value="1614387.599">
            <text:p>1614387.599</text:p>
          </table:table-cell>
          <table:table-cell office:value-type="float" office:value="1614419.947">
            <text:p>1614419.947</text:p>
          </table:table-cell>
          <table:table-cell/>
          <table:table-cell table:formula="of:=([.B45]/[.D45])/([.B$43]/[.D$43])" office:value-type="float" office:value="3.83705257557019">
            <text:p>3.8370525756</text:p>
          </table:table-cell>
          <table:table-cell table:formula="of:=[.C$43]/[.C45]" office:value-type="float" office:value="2.98903081452622">
            <text:p>2.9890308145</text:p>
          </table:table-cell>
          <table:table-cell table:formula="of:=[.D$43]/[.D45]" office:value-type="float" office:value="2.98897173685627">
            <text:p>2.988971736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352050758">
            <text:p>4352050758</text:p>
          </table:table-cell>
          <table:table-cell office:value-type="float" office:value="685410.02">
            <text:p>685410.02</text:p>
          </table:table-cell>
          <table:table-cell office:value-type="float" office:value="685443.252">
            <text:p>685443.252</text:p>
          </table:table-cell>
          <table:table-cell/>
          <table:table-cell table:formula="of:=([.B46]/[.D46])/([.B$43]/[.D$43])" office:value-type="float" office:value="7.7880926197482">
            <text:p>7.7880926197</text:p>
          </table:table-cell>
          <table:table-cell table:formula="of:=[.C$43]/[.C46]" office:value-type="float" office:value="7.04024472825769">
            <text:p>7.0402447283</text:p>
          </table:table-cell>
          <table:table-cell table:formula="of:=[.D$43]/[.D46]" office:value-type="float" office:value="7.03990531516678">
            <text:p>7.039905315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294607257">
            <text:p>4294607257</text:p>
          </table:table-cell>
          <table:table-cell office:value-type="float" office:value="344707.123">
            <text:p>344707.123</text:p>
          </table:table-cell>
          <table:table-cell office:value-type="float" office:value="344745.948">
            <text:p>344745.948</text:p>
          </table:table-cell>
          <table:table-cell/>
          <table:table-cell table:formula="of:=([.B47]/[.D47])/([.B$43]/[.D$43])" office:value-type="float" office:value="15.2803374180127">
            <text:p>15.280337418</text:p>
          </table:table-cell>
          <table:table-cell table:formula="of:=[.C$43]/[.C47]" office:value-type="float" office:value="13.998707766767">
            <text:p>13.9987077668</text:p>
          </table:table-cell>
          <table:table-cell table:formula="of:=[.D$43]/[.D47]" office:value-type="float" office:value="13.9971350526214">
            <text:p>13.997135052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844740268">
            <text:p>3844740268</text:p>
          </table:table-cell>
          <table:table-cell office:value-type="float" office:value="204517.537">
            <text:p>204517.537</text:p>
          </table:table-cell>
          <table:table-cell office:value-type="float" office:value="204557.994">
            <text:p>204557.994</text:p>
          </table:table-cell>
          <table:table-cell/>
          <table:table-cell table:formula="of:=([.B48]/[.D48])/([.B$43]/[.D$43])" office:value-type="float" office:value="23.0546859826669">
            <text:p>23.0546859827</text:p>
          </table:table-cell>
          <table:table-cell table:formula="of:=[.C$43]/[.C48]" office:value-type="float" office:value="23.5943301038287">
            <text:p>23.5943301038</text:p>
          </table:table-cell>
          <table:table-cell table:formula="of:=[.D$43]/[.D48]" office:value-type="float" office:value="23.5896700913092">
            <text:p>23.5896700913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3389025764">
            <text:p>3389025764</text:p>
          </table:table-cell>
          <table:table-cell office:value-type="float" office:value="143052.835">
            <text:p>143052.835</text:p>
          </table:table-cell>
          <table:table-cell office:value-type="float" office:value="143097.561">
            <text:p>143097.561</text:p>
          </table:table-cell>
          <table:table-cell/>
          <table:table-cell table:formula="of:=([.B49]/[.D49])/([.B$43]/[.D$43])" office:value-type="float" office:value="29.050345371337">
            <text:p>29.0503453713</text:p>
          </table:table-cell>
          <table:table-cell table:formula="of:=[.C$43]/[.C49]" office:value-type="float" office:value="33.7319723862865">
            <text:p>33.7319723863</text:p>
          </table:table-cell>
          <table:table-cell table:formula="of:=[.D$43]/[.D49]" office:value-type="float" office:value="33.7214384317843">
            <text:p>33.7214384318</text:p>
          </table:table-cell>
        </table:table-row>
      </table:table>
      <table:table table:name="Pople Nodes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F3]" office:value-type="float" office:value="1">
            <text:p>1</text:p>
          </table:table-cell>
          <table:table-cell table:formula="of:=[Pople.F13]" office:value-type="float" office:value="1">
            <text:p>1</text:p>
          </table:table-cell>
          <table:table-cell table:formula="of:=[Pople.F23]" office:value-type="float" office:value="1">
            <text:p>1</text:p>
          </table:table-cell>
          <table:table-cell table:formula="of:=[Pople.F33]" office:value-type="float" office:value="1">
            <text:p>1</text:p>
          </table:table-cell>
          <table:table-cell table:formula="of:=[Pople.F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F4]" office:value-type="float" office:value="1.82929474183536">
            <text:p>1.8292947418</text:p>
          </table:table-cell>
          <table:table-cell table:formula="of:=[Pople.F14]" office:value-type="float" office:value="1.86814227816705">
            <text:p>1.8681422782</text:p>
          </table:table-cell>
          <table:table-cell table:formula="of:=[Pople.F24]" office:value-type="float" office:value="1.80732749311223">
            <text:p>1.8073274931</text:p>
          </table:table-cell>
          <table:table-cell table:formula="of:=[Pople.F34]" office:value-type="float" office:value="1.89476611710387">
            <text:p>1.8947661171</text:p>
          </table:table-cell>
          <table:table-cell table:formula="of:=[Pople.F44]" office:value-type="float" office:value="1.94713294527402">
            <text:p>1.9471329453</text:p>
          </table:table-cell>
          <table:table-cell/>
          <table:table-cell>
            <draw:frame table:end-cell-address="'Pople Nodes'.P35" table:end-x="0.2323in" table:end-y="0.1579in" draw:z-index="0" draw:style-name="gr1" svg:width="6.4547in" svg:height="5.6476in" svg:x="0.0004in" svg:y="0.0008in">
              <draw:object draw:notify-on-update-of-ranges="'Pople Nodes'.A3:'Pople Nodes'.A9 'Pople Nodes'.B2:'Pople Nodes'.B2 'Pople Nodes'.B3:'Pople Nodes'.B9 'Pople Nodes'.A3:'Pople Nodes'.A9 'Pople Nodes'.C2:'Pople Nodes'.C2 'Pople Nodes'.C3:'Pople Nodes'.C9 'Pople Nodes'.A3:'Pople Nodes'.A9 'Pople Nodes'.D2:'Pople Nodes'.D2 'Pople Nodes'.D3:'Pople Nodes'.D9 'Pople Nodes'.A3:'Pople Nodes'.A9 'Pople Nodes'.E2:'Pople Nodes'.E2 'Pople Nodes'.E3:'Pople Nodes'.E9 'Pople Nodes'.A3:'Pople Nodes'.A9 'Pople Nodes'.F2:'Pople Nodes'.F2 'Pople Nodes'.F3:'Pople Nodes'.F9 'Pople Nodes'.A3:'Pople Nodes'.A9 'Pople Nodes'.G2:'Pople Nodes'.G2 'Pople Nodes'.G3:'Pople Nodes'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F5]" office:value-type="float" office:value="3.67123290462778">
            <text:p>3.6712329046</text:p>
          </table:table-cell>
          <table:table-cell table:formula="of:=[Pople.F15]" office:value-type="float" office:value="3.74966281716127">
            <text:p>3.7496628172</text:p>
          </table:table-cell>
          <table:table-cell table:formula="of:=[Pople.F25]" office:value-type="float" office:value="3.72062366642717">
            <text:p>3.7206236664</text:p>
          </table:table-cell>
          <table:table-cell table:formula="of:=[Pople.F35]" office:value-type="float" office:value="3.8298156188394">
            <text:p>3.8298156188</text:p>
          </table:table-cell>
          <table:table-cell table:formula="of:=[Pople.F45]" office:value-type="float" office:value="3.83705257557019">
            <text:p>3.8370525756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F6]" office:value-type="float" office:value="7.37180816465215">
            <text:p>7.3718081647</text:p>
          </table:table-cell>
          <table:table-cell table:formula="of:=[Pople.F16]" office:value-type="float" office:value="7.42370671626786">
            <text:p>7.4237067163</text:p>
          </table:table-cell>
          <table:table-cell table:formula="of:=[Pople.F26]" office:value-type="float" office:value="7.42065437479458">
            <text:p>7.4206543748</text:p>
          </table:table-cell>
          <table:table-cell table:formula="of:=[Pople.F36]" office:value-type="float" office:value="7.82155528383204">
            <text:p>7.8215552838</text:p>
          </table:table-cell>
          <table:table-cell table:formula="of:=[Pople.F46]" office:value-type="float" office:value="7.7880926197482">
            <text:p>7.7880926197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F7]" office:value-type="float" office:value="13.6609049760245">
            <text:p>13.660904976</text:p>
          </table:table-cell>
          <table:table-cell table:formula="of:=[Pople.F17]" office:value-type="float" office:value="13.0806695799219">
            <text:p>13.0806695799</text:p>
          </table:table-cell>
          <table:table-cell table:formula="of:=[Pople.F27]" office:value-type="float" office:value="14.6725854120248">
            <text:p>14.672585412</text:p>
          </table:table-cell>
          <table:table-cell table:formula="of:=[Pople.F37]" office:value-type="float" office:value="15.4889105162411">
            <text:p>15.4889105162</text:p>
          </table:table-cell>
          <table:table-cell table:formula="of:=[Pople.F47]" office:value-type="float" office:value="15.2803374180127">
            <text:p>15.280337418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F8]" office:value-type="float" office:value="20.4224033755221">
            <text:p>20.4224033755</text:p>
          </table:table-cell>
          <table:table-cell table:formula="of:=[Pople.F18]" office:value-type="float" office:value="22.0525425144228">
            <text:p>22.0525425144</text:p>
          </table:table-cell>
          <table:table-cell table:formula="of:=[Pople.F28]" office:value-type="float" office:value="22.1993493775007">
            <text:p>22.1993493775</text:p>
          </table:table-cell>
          <table:table-cell table:formula="of:=[Pople.F38]" office:value-type="float" office:value="23.6734381210957">
            <text:p>23.6734381211</text:p>
          </table:table-cell>
          <table:table-cell table:formula="of:=[Pople.F48]" office:value-type="float" office:value="23.0546859826669">
            <text:p>23.0546859827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F9]" office:value-type="float" office:value="28.7979137970162">
            <text:p>28.797913797</text:p>
          </table:table-cell>
          <table:table-cell table:formula="of:=[Pople.F19]" office:value-type="float" office:value="29.2735959619389">
            <text:p>29.2735959619</text:p>
          </table:table-cell>
          <table:table-cell table:formula="of:=[Pople.F29]" office:value-type="float" office:value="29.131560555743">
            <text:p>29.1315605557</text:p>
          </table:table-cell>
          <table:table-cell table:formula="of:=[Pople.F39]" office:value-type="float" office:value="30.7454611372945">
            <text:p>30.7454611373</text:p>
          </table:table-cell>
          <table:table-cell table:formula="of:=[Pople.F49]" office:value-type="float" office:value="29.050345371337">
            <text:p>29.0503453713</text:p>
          </table:table-cell>
          <table:table-cell table:number-columns-repeated="2"/>
        </table:table-row>
      </table:table>
      <table:table table:name="Pople Comp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Comp'.P33" table:end-x="0.2323in" table:end-y="0.1579in" draw:z-index="0" draw:style-name="gr1" svg:width="6.4547in" svg:height="5.6476in" svg:x="0.0004in" svg:y="0.0008in">
              <draw:object draw:notify-on-update-of-ranges="'Pople Comp'.A3:'Pople Comp'.A9 'Pople Comp'.B2:'Pople Comp'.B2 'Pople Comp'.B3:'Pople Comp'.B9 'Pople Comp'.A3:'Pople Comp'.A9 'Pople Comp'.C2:'Pople Comp'.C2 'Pople Comp'.C3:'Pople Comp'.C9 'Pople Comp'.A3:'Pople Comp'.A9 'Pople Comp'.D2:'Pople Comp'.D2 'Pople Comp'.D3:'Pople Comp'.D9 'Pople Comp'.A3:'Pople Comp'.A9 'Pople Comp'.E2:'Pople Comp'.E2 'Pople Comp'.E3:'Pople Comp'.E9 'Pople Comp'.A3:'Pople Comp'.A9 'Pople Comp'.F2:'Pople Comp'.F2 'Pople Comp'.F3:'Pople Comp'.F9 'Pople Comp'.A3:'Pople Comp'.A9 'Pople Comp'.G2:'Pople Comp'.G2 'Pople Comp'.G3:'Pople Comp'.G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G3]" office:value-type="float" office:value="1">
            <text:p>1</text:p>
          </table:table-cell>
          <table:table-cell table:formula="of:=[Pople.G13]" office:value-type="float" office:value="1">
            <text:p>1</text:p>
          </table:table-cell>
          <table:table-cell table:formula="of:=[Pople.G23]" office:value-type="float" office:value="1">
            <text:p>1</text:p>
          </table:table-cell>
          <table:table-cell table:formula="of:=[Pople.G33]" office:value-type="float" office:value="1">
            <text:p>1</text:p>
          </table:table-cell>
          <table:table-cell table:formula="of:=[Pople.G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G4]" office:value-type="float" office:value="8.71658723258228">
            <text:p>8.7165872326</text:p>
          </table:table-cell>
          <table:table-cell table:formula="of:=[Pople.G14]" office:value-type="float" office:value="2.27600850493414">
            <text:p>2.2760085049</text:p>
          </table:table-cell>
          <table:table-cell table:formula="of:=[Pople.G24]" office:value-type="float" office:value="10.1597359256721">
            <text:p>10.1597359257</text:p>
          </table:table-cell>
          <table:table-cell table:formula="of:=[Pople.G34]" office:value-type="float" office:value="1.20092192530044">
            <text:p>1.2009219253</text:p>
          </table:table-cell>
          <table:table-cell table:formula="of:=[Pople.G44]" office:value-type="float" office:value="1.80246644583911">
            <text:p>1.8024664458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G5]" office:value-type="float" office:value="6.97270631165938">
            <text:p>6.9727063117</text:p>
          </table:table-cell>
          <table:table-cell table:formula="of:=[Pople.G15]" office:value-type="float" office:value="14.4090438407039">
            <text:p>14.4090438407</text:p>
          </table:table-cell>
          <table:table-cell table:formula="of:=[Pople.G25]" office:value-type="float" office:value="8.25515192316494">
            <text:p>8.2551519232</text:p>
          </table:table-cell>
          <table:table-cell table:formula="of:=[Pople.G35]" office:value-type="float" office:value="2.18428823815876">
            <text:p>2.1842882382</text:p>
          </table:table-cell>
          <table:table-cell table:formula="of:=[Pople.G45]" office:value-type="float" office:value="2.98903081452622">
            <text:p>2.9890308145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G6]" office:value-type="float" office:value="20.5696587011257">
            <text:p>20.5696587011</text:p>
          </table:table-cell>
          <table:table-cell table:formula="of:=[Pople.G16]" office:value-type="float" office:value="14.4040347797469">
            <text:p>14.4040347797</text:p>
          </table:table-cell>
          <table:table-cell table:formula="of:=[Pople.G26]" office:value-type="float" office:value="10.2406049161537">
            <text:p>10.2406049162</text:p>
          </table:table-cell>
          <table:table-cell table:formula="of:=[Pople.G36]" office:value-type="float" office:value="3.09068246912205">
            <text:p>3.0906824691</text:p>
          </table:table-cell>
          <table:table-cell table:formula="of:=[Pople.G46]" office:value-type="float" office:value="7.04024472825769">
            <text:p>7.0402447283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G7]" office:value-type="float" office:value="11.8285638522168">
            <text:p>11.8285638522</text:p>
          </table:table-cell>
          <table:table-cell table:formula="of:=[Pople.G17]" office:value-type="float" office:value="14.417344426694">
            <text:p>14.4173444267</text:p>
          </table:table-cell>
          <table:table-cell table:formula="of:=[Pople.G27]" office:value-type="float" office:value="31.4184699848117">
            <text:p>31.4184699848</text:p>
          </table:table-cell>
          <table:table-cell table:formula="of:=[Pople.G37]" office:value-type="float" office:value="6.9526606215555">
            <text:p>6.9526606216</text:p>
          </table:table-cell>
          <table:table-cell table:formula="of:=[Pople.G47]" office:value-type="float" office:value="13.998707766767">
            <text:p>13.9987077668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G8]" office:value-type="float" office:value="279.53603875828">
            <text:p>279.5360387583</text:p>
          </table:table-cell>
          <table:table-cell table:formula="of:=[Pople.G18]" office:value-type="float" office:value="139.127496661035">
            <text:p>139.127496661</text:p>
          </table:table-cell>
          <table:table-cell table:formula="of:=[Pople.G28]" office:value-type="float" office:value="32.0565399384151">
            <text:p>32.0565399384</text:p>
          </table:table-cell>
          <table:table-cell table:formula="of:=[Pople.G38]" office:value-type="float" office:value="4.04603171755046">
            <text:p>4.0460317176</text:p>
          </table:table-cell>
          <table:table-cell table:formula="of:=[Pople.G48]" office:value-type="float" office:value="23.5943301038287">
            <text:p>23.5943301038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G9]" office:value-type="float" office:value="81.9832578973778">
            <text:p>81.9832578974</text:p>
          </table:table-cell>
          <table:table-cell table:formula="of:=[Pople.G19]" office:value-type="float" office:value="146.17455217382">
            <text:p>146.1745521738</text:p>
          </table:table-cell>
          <table:table-cell table:formula="of:=[Pople.G29]" office:value-type="float" office:value="29.1125336582497">
            <text:p>29.1125336582</text:p>
          </table:table-cell>
          <table:table-cell table:formula="of:=[Pople.G39]" office:value-type="float" office:value="7.89235090876359">
            <text:p>7.8923509088</text:p>
          </table:table-cell>
          <table:table-cell table:formula="of:=[Pople.G49]" office:value-type="float" office:value="33.7319723862865">
            <text:p>33.7319723863</text:p>
          </table:table-cell>
          <table:table-cell table:number-columns-repeated="2"/>
        </table:table-row>
      </table:table>
      <table:table table:name="Pople Total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Total'.P33" table:end-x="0.2323in" table:end-y="0.1579in" draw:z-index="0" draw:style-name="gr1" svg:width="6.4547in" svg:height="5.6476in" svg:x="0.0004in" svg:y="0.0008in">
              <draw:object draw:notify-on-update-of-ranges="'Pople Total'.A3:'Pople Total'.A9 'Pople Total'.B2:'Pople Total'.B2 'Pople Total'.B3:'Pople Total'.B9 'Pople Total'.A3:'Pople Total'.A9 'Pople Total'.C2:'Pople Total'.C2 'Pople Total'.C3:'Pople Total'.C9 'Pople Total'.A3:'Pople Total'.A9 'Pople Total'.D2:'Pople Total'.D2 'Pople Total'.D3:'Pople Total'.D9 'Pople Total'.A3:'Pople Total'.A9 'Pople Total'.E2:'Pople Total'.E2 'Pople Total'.E3:'Pople Total'.E9 'Pople Total'.A3:'Pople Total'.A9 'Pople Total'.F2:'Pople Total'.F2 'Pople Total'.F3:'Pople Total'.F9 'Pople Total'.A3:'Pople Total'.A9 'Pople Total'.G2:'Pople Total'.G2 'Pople Total'.G3:'Pople Total'.G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H3]" office:value-type="float" office:value="1">
            <text:p>1</text:p>
          </table:table-cell>
          <table:table-cell table:formula="of:=[Pople.H13]" office:value-type="float" office:value="1">
            <text:p>1</text:p>
          </table:table-cell>
          <table:table-cell table:formula="of:=[Pople.H23]" office:value-type="float" office:value="1">
            <text:p>1</text:p>
          </table:table-cell>
          <table:table-cell table:formula="of:=[Pople.H33]" office:value-type="float" office:value="1">
            <text:p>1</text:p>
          </table:table-cell>
          <table:table-cell table:formula="of:=[Pople.H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H4]" office:value-type="float" office:value="8.71479073113857">
            <text:p>8.7147907311</text:p>
          </table:table-cell>
          <table:table-cell table:formula="of:=[Pople.H14]" office:value-type="float" office:value="2.27587963289761">
            <text:p>2.2758796329</text:p>
          </table:table-cell>
          <table:table-cell table:formula="of:=[Pople.H24]" office:value-type="float" office:value="10.1578225072404">
            <text:p>10.1578225072</text:p>
          </table:table-cell>
          <table:table-cell table:formula="of:=[Pople.H34]" office:value-type="float" office:value="1.20090366675326">
            <text:p>1.2009036668</text:p>
          </table:table-cell>
          <table:table-cell table:formula="of:=[Pople.H44]" office:value-type="float" office:value="1.80244699662157">
            <text:p>1.8024469966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H5]" office:value-type="float" office:value="6.9693579730779">
            <text:p>6.9693579731</text:p>
          </table:table-cell>
          <table:table-cell table:formula="of:=[Pople.H15]" office:value-type="float" office:value="14.402239063774">
            <text:p>14.4022390638</text:p>
          </table:table-cell>
          <table:table-cell table:formula="of:=[Pople.H25]" office:value-type="float" office:value="8.25280080291232">
            <text:p>8.2528008029</text:p>
          </table:table-cell>
          <table:table-cell table:formula="of:=[Pople.H35]" office:value-type="float" office:value="2.18422372403905">
            <text:p>2.184223724</text:p>
          </table:table-cell>
          <table:table-cell table:formula="of:=[Pople.H45]" office:value-type="float" office:value="2.98897173685627">
            <text:p>2.9889717369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H6]" office:value-type="float" office:value="20.558723622612">
            <text:p>20.5587236226</text:p>
          </table:table-cell>
          <table:table-cell table:formula="of:=[Pople.H16]" office:value-type="float" office:value="14.3941465642219">
            <text:p>14.3941465642</text:p>
          </table:table-cell>
          <table:table-cell table:formula="of:=[Pople.H26]" office:value-type="float" office:value="10.2385006211518">
            <text:p>10.2385006212</text:p>
          </table:table-cell>
          <table:table-cell table:formula="of:=[Pople.H36]" office:value-type="float" office:value="3.09054378800778">
            <text:p>3.090543788</text:p>
          </table:table-cell>
          <table:table-cell table:formula="of:=[Pople.H46]" office:value-type="float" office:value="7.03990531516678">
            <text:p>7.0399053152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H7]" office:value-type="float" office:value="11.824529492596">
            <text:p>11.8245294926</text:p>
          </table:table-cell>
          <table:table-cell table:formula="of:=[Pople.H17]" office:value-type="float" office:value="14.4131834965286">
            <text:p>14.4131834965</text:p>
          </table:table-cell>
          <table:table-cell table:formula="of:=[Pople.H27]" office:value-type="float" office:value="31.3963913676812">
            <text:p>31.3963913677</text:p>
          </table:table-cell>
          <table:table-cell table:formula="of:=[Pople.H37]" office:value-type="float" office:value="6.9518761233522">
            <text:p>6.9518761234</text:p>
          </table:table-cell>
          <table:table-cell table:formula="of:=[Pople.H47]" office:value-type="float" office:value="13.9971350526214">
            <text:p>13.9971350526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H8]" office:value-type="float" office:value="265.883061129867">
            <text:p>265.8830611299</text:p>
          </table:table-cell>
          <table:table-cell table:formula="of:=[Pople.H18]" office:value-type="float" office:value="137.862519817008">
            <text:p>137.862519817</text:p>
          </table:table-cell>
          <table:table-cell table:formula="of:=[Pople.H28]" office:value-type="float" office:value="31.8351650329372">
            <text:p>31.8351650329</text:p>
          </table:table-cell>
          <table:table-cell table:formula="of:=[Pople.H38]" office:value-type="float" office:value="4.04573863614612">
            <text:p>4.0457386361</text:p>
          </table:table-cell>
          <table:table-cell table:formula="of:=[Pople.H48]" office:value-type="float" office:value="23.5896700913092">
            <text:p>23.5896700913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H9]" office:value-type="float" office:value="81.6695071420923">
            <text:p>81.6695071421</text:p>
          </table:table-cell>
          <table:table-cell table:formula="of:=[Pople.H19]" office:value-type="float" office:value="145.6664827477">
            <text:p>145.6664827477</text:p>
          </table:table-cell>
          <table:table-cell table:formula="of:=[Pople.H29]" office:value-type="float" office:value="29.0880133670497">
            <text:p>29.088013367</text:p>
          </table:table-cell>
          <table:table-cell table:formula="of:=[Pople.H39]" office:value-type="float" office:value="7.8911239743794">
            <text:p>7.8911239744</text:p>
          </table:table-cell>
          <table:table-cell table:formula="of:=[Pople.H49]" office:value-type="float" office:value="33.7214384317843">
            <text:p>33.721438431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22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4-22T22:28:58</dc:date>
    <dc:creator>jaesung </dc:creator>
    <meta:editing-duration>PT12H12M24S</meta:editing-duration>
    <meta:editing-cycles>23</meta:editing-cycles>
    <meta:document-statistic meta:table-count="9" meta:cell-count="9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-dash="Dashed_20__28_var_29_"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76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76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76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76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76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Nodes'.A2:'Blacklight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Blacklight Nodes'.B3:'Blacklight Nodes'.B9" chart:label-cell-address="'Blacklight Nodes'.B2:'Blacklight Nodes'.B2" chart:class="chart:scatter">
            <chart:domain table:cell-range-address="'Blacklight Nodes'.A3:'Blacklight Nodes'.A9"/>
            <chart:data-point chart:repeated="7"/>
          </chart:series>
          <chart:series chart:style-name="ch11" chart:values-cell-range-address="'Blacklight Nodes'.C3:'Blacklight Nodes'.C9" chart:label-cell-address="'Blacklight Nodes'.C2:'Blacklight Nodes'.C2" chart:class="chart:scatter">
            <chart:data-point chart:repeated="7"/>
          </chart:series>
          <chart:series chart:style-name="ch12" chart:values-cell-range-address="'Blacklight Nodes'.D3:'Blacklight Nodes'.D9" chart:label-cell-address="'Blacklight Nodes'.D2:'Blacklight Nodes'.D2" chart:class="chart:scatter">
            <chart:data-point chart:repeated="7"/>
          </chart:series>
          <chart:series chart:style-name="ch13" chart:values-cell-range-address="'Blacklight Nodes'.E3:'Blacklight Nodes'.E9" chart:label-cell-address="'Blacklight Nodes'.E2:'Blacklight Nodes'.E2" chart:class="chart:scatter">
            <chart:data-point chart:repeated="7"/>
          </chart:series>
          <chart:series chart:style-name="ch14" chart:values-cell-range-address="'Blacklight Nodes'.F3:'Blacklight Nodes'.F9" chart:label-cell-address="'Blacklight Nodes'.F2:'Blacklight Nodes'.F2" chart:class="chart:scatter">
            <chart:data-point chart:repeated="7"/>
          </chart:series>
          <chart:series chart:style-name="ch15" chart:values-cell-range-address="'Blacklight Nodes'.G3:'Blacklight Nodes'.G9" chart:label-cell-address="'Blacklight Nodes'.G2:'Blacklight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Nodes'.B2:'Blacklight Nodes'.B2">Linear</text:p>
              </table:table-cell>
              <table:table-cell office:value-type="string">
                <text:p text:id="'Blacklight Nodes'.C2:'Blacklight Nodes'.C2">Puzzle 1</text:p>
              </table:table-cell>
              <table:table-cell office:value-type="string">
                <text:p text:id="'Blacklight Nodes'.D2:'Blacklight Nodes'.D2">Puzzle 2</text:p>
              </table:table-cell>
              <table:table-cell office:value-type="string">
                <text:p text:id="'Blacklight Nodes'.E2:'Blacklight Nodes'.E2">Puzzle 3</text:p>
              </table:table-cell>
              <table:table-cell office:value-type="string">
                <text:p text:id="'Blacklight Nodes'.F2:'Blacklight Nodes'.F2">Puzzle 4</text:p>
              </table:table-cell>
              <table:table-cell office:value-type="string">
                <text:p text:id="'Blacklight Nodes'.G2:'Blacklight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Nodes'.A3:'Blacklight Nodes'.A9">1</text:p>
              </table:table-cell>
              <table:table-cell office:value-type="float" office:value="1">
                <text:p text:id="'Blacklight Nodes'.B3:'Blacklight Nodes'.B9">1</text:p>
              </table:table-cell>
              <table:table-cell office:value-type="float" office:value="1">
                <text:p text:id="'Blacklight Nodes'.C3:'Blacklight Nodes'.C9">1</text:p>
              </table:table-cell>
              <table:table-cell office:value-type="float" office:value="1">
                <text:p text:id="'Blacklight Nodes'.D3:'Blacklight Nodes'.D9">1</text:p>
              </table:table-cell>
              <table:table-cell office:value-type="float" office:value="1">
                <text:p text:id="'Blacklight Nodes'.E3:'Blacklight Nodes'.E9">1</text:p>
              </table:table-cell>
              <table:table-cell office:value-type="float" office:value="1">
                <text:p text:id="'Blacklight Nodes'.F3:'Blacklight Nodes'.F9">1</text:p>
              </table:table-cell>
              <table:table-cell office:value-type="float" office:value="1">
                <text:p text:id="'Blacklight Nodes'.G3:'Blacklight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793912489591">
                <text:p>1.90793912489591</text:p>
              </table:table-cell>
              <table:table-cell office:value-type="float" office:value="1.94207844623248">
                <text:p>1.94207844623248</text:p>
              </table:table-cell>
              <table:table-cell office:value-type="float" office:value="1.90510946459348">
                <text:p>1.90510946459348</text:p>
              </table:table-cell>
              <table:table-cell office:value-type="float" office:value="1.97266372026037">
                <text:p>1.97266372026037</text:p>
              </table:table-cell>
              <table:table-cell office:value-type="float" office:value="2.01467317758363">
                <text:p>2.01467317758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193756315611">
                <text:p>3.80193756315611</text:p>
              </table:table-cell>
              <table:table-cell office:value-type="float" office:value="3.8865836905669">
                <text:p>3.8865836905669</text:p>
              </table:table-cell>
              <table:table-cell office:value-type="float" office:value="3.8834920905994">
                <text:p>3.8834920905994</text:p>
              </table:table-cell>
              <table:table-cell office:value-type="float" office:value="3.95677630670341">
                <text:p>3.95677630670341</text:p>
              </table:table-cell>
              <table:table-cell office:value-type="float" office:value="4.04458803024836">
                <text:p>4.0445880302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4271725740907">
                <text:p>7.54271725740907</text:p>
              </table:table-cell>
              <table:table-cell office:value-type="float" office:value="7.59028698810544">
                <text:p>7.59028698810544</text:p>
              </table:table-cell>
              <table:table-cell office:value-type="float" office:value="7.79668829612993">
                <text:p>7.79668829612993</text:p>
              </table:table-cell>
              <table:table-cell office:value-type="float" office:value="8.0052443623376">
                <text:p>8.0052443623376</text:p>
              </table:table-cell>
              <table:table-cell office:value-type="float" office:value="8.08230018484791">
                <text:p>8.08230018484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6514848623508">
                <text:p>14.6514848623508</text:p>
              </table:table-cell>
              <table:table-cell office:value-type="float" office:value="13.5279084153098">
                <text:p>13.5279084153098</text:p>
              </table:table-cell>
              <table:table-cell office:value-type="float" office:value="15.5918949143302">
                <text:p>15.5918949143302</text:p>
              </table:table-cell>
              <table:table-cell office:value-type="float" office:value="15.9968838323248">
                <text:p>15.9968838323248</text:p>
              </table:table-cell>
              <table:table-cell office:value-type="float" office:value="15.9589507976424">
                <text:p>15.9589507976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.2138357784172">
                <text:p>22.2138357784172</text:p>
              </table:table-cell>
              <table:table-cell office:value-type="float" office:value="22.8853224920858">
                <text:p>22.8853224920858</text:p>
              </table:table-cell>
              <table:table-cell office:value-type="float" office:value="23.2085673545367">
                <text:p>23.2085673545367</text:p>
              </table:table-cell>
              <table:table-cell office:value-type="float" office:value="23.8927879335957">
                <text:p>23.8927879335957</text:p>
              </table:table-cell>
              <table:table-cell office:value-type="float" office:value="23.95739031404">
                <text:p>23.95739031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.2776866318916">
                <text:p>29.2776866318916</text:p>
              </table:table-cell>
              <table:table-cell office:value-type="float" office:value="30.68980968431">
                <text:p>30.68980968431</text:p>
              </table:table-cell>
              <table:table-cell office:value-type="float" office:value="30.9224920958196">
                <text:p>30.9224920958196</text:p>
              </table:table-cell>
              <table:table-cell office:value-type="float" office:value="31.8882159193306">
                <text:p>31.8882159193306</text:p>
              </table:table-cell>
              <table:table-cell office:value-type="float" office:value="31.6685151735475">
                <text:p>31.6685151735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Nodes'.A2:'Pople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Pople Nodes'.B3:'Pople Nodes'.B9" chart:label-cell-address="'Pople Nodes'.B2:'Pople Nodes'.B2" chart:class="chart:scatter">
            <chart:domain table:cell-range-address="'Pople Nodes'.A3:'Pople Nodes'.A9"/>
            <chart:data-point chart:repeated="7"/>
          </chart:series>
          <chart:series chart:style-name="ch11" chart:values-cell-range-address="'Pople Nodes'.C3:'Pople Nodes'.C9" chart:label-cell-address="'Pople Nodes'.C2:'Pople Nodes'.C2" chart:class="chart:scatter">
            <chart:data-point chart:repeated="7"/>
          </chart:series>
          <chart:series chart:style-name="ch12" chart:values-cell-range-address="'Pople Nodes'.D3:'Pople Nodes'.D9" chart:label-cell-address="'Pople Nodes'.D2:'Pople Nodes'.D2" chart:class="chart:scatter">
            <chart:data-point chart:repeated="7"/>
          </chart:series>
          <chart:series chart:style-name="ch13" chart:values-cell-range-address="'Pople Nodes'.E3:'Pople Nodes'.E9" chart:label-cell-address="'Pople Nodes'.E2:'Pople Nodes'.E2" chart:class="chart:scatter">
            <chart:data-point chart:repeated="7"/>
          </chart:series>
          <chart:series chart:style-name="ch14" chart:values-cell-range-address="'Pople Nodes'.F3:'Pople Nodes'.F9" chart:label-cell-address="'Pople Nodes'.F2:'Pople Nodes'.F2" chart:class="chart:scatter">
            <chart:data-point chart:repeated="7"/>
          </chart:series>
          <chart:series chart:style-name="ch15" chart:values-cell-range-address="'Pople Nodes'.G3:'Pople Nodes'.G9" chart:label-cell-address="'Pople Nodes'.G2:'Pople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Nodes'.B2:'Pople Nodes'.B2">Linear</text:p>
              </table:table-cell>
              <table:table-cell office:value-type="string">
                <text:p text:id="'Pople Nodes'.C2:'Pople Nodes'.C2">Puzzle 1</text:p>
              </table:table-cell>
              <table:table-cell office:value-type="string">
                <text:p text:id="'Pople Nodes'.D2:'Pople Nodes'.D2">Puzzle 2</text:p>
              </table:table-cell>
              <table:table-cell office:value-type="string">
                <text:p text:id="'Pople Nodes'.E2:'Pople Nodes'.E2">Puzzle 3</text:p>
              </table:table-cell>
              <table:table-cell office:value-type="string">
                <text:p text:id="'Pople Nodes'.F2:'Pople Nodes'.F2">Puzzle 4</text:p>
              </table:table-cell>
              <table:table-cell office:value-type="string">
                <text:p text:id="'Pople Nodes'.G2:'Pople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Nodes'.A3:'Pople Nodes'.A9">1</text:p>
              </table:table-cell>
              <table:table-cell office:value-type="float" office:value="1">
                <text:p text:id="'Pople Nodes'.B3:'Pople Nodes'.B9">1</text:p>
              </table:table-cell>
              <table:table-cell office:value-type="float" office:value="1">
                <text:p text:id="'Pople Nodes'.C3:'Pople Nodes'.C9">1</text:p>
              </table:table-cell>
              <table:table-cell office:value-type="float" office:value="1">
                <text:p text:id="'Pople Nodes'.D3:'Pople Nodes'.D9">1</text:p>
              </table:table-cell>
              <table:table-cell office:value-type="float" office:value="1">
                <text:p text:id="'Pople Nodes'.E3:'Pople Nodes'.E9">1</text:p>
              </table:table-cell>
              <table:table-cell office:value-type="float" office:value="1">
                <text:p text:id="'Pople Nodes'.F3:'Pople Nodes'.F9">1</text:p>
              </table:table-cell>
              <table:table-cell office:value-type="float" office:value="1">
                <text:p text:id="'Pople Nodes'.G3:'Pople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929474183536">
                <text:p>1.82929474183536</text:p>
              </table:table-cell>
              <table:table-cell office:value-type="float" office:value="1.86814227816705">
                <text:p>1.86814227816705</text:p>
              </table:table-cell>
              <table:table-cell office:value-type="float" office:value="1.80732749311223">
                <text:p>1.80732749311223</text:p>
              </table:table-cell>
              <table:table-cell office:value-type="float" office:value="1.89476611710387">
                <text:p>1.89476611710387</text:p>
              </table:table-cell>
              <table:table-cell office:value-type="float" office:value="1.94713294527402">
                <text:p>1.94713294527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7123290462778">
                <text:p>3.67123290462778</text:p>
              </table:table-cell>
              <table:table-cell office:value-type="float" office:value="3.74966281716127">
                <text:p>3.74966281716127</text:p>
              </table:table-cell>
              <table:table-cell office:value-type="float" office:value="3.72062366642717">
                <text:p>3.72062366642717</text:p>
              </table:table-cell>
              <table:table-cell office:value-type="float" office:value="3.8298156188394">
                <text:p>3.8298156188394</text:p>
              </table:table-cell>
              <table:table-cell office:value-type="float" office:value="3.83705257557019">
                <text:p>3.837052575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7180816465215">
                <text:p>7.37180816465215</text:p>
              </table:table-cell>
              <table:table-cell office:value-type="float" office:value="7.42370671626786">
                <text:p>7.42370671626786</text:p>
              </table:table-cell>
              <table:table-cell office:value-type="float" office:value="7.42065437479458">
                <text:p>7.42065437479458</text:p>
              </table:table-cell>
              <table:table-cell office:value-type="float" office:value="7.82155528383204">
                <text:p>7.82155528383204</text:p>
              </table:table-cell>
              <table:table-cell office:value-type="float" office:value="7.7880926197482">
                <text:p>7.788092619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6609049760245">
                <text:p>13.6609049760245</text:p>
              </table:table-cell>
              <table:table-cell office:value-type="float" office:value="13.0806695799219">
                <text:p>13.0806695799219</text:p>
              </table:table-cell>
              <table:table-cell office:value-type="float" office:value="14.6725854120248">
                <text:p>14.6725854120248</text:p>
              </table:table-cell>
              <table:table-cell office:value-type="float" office:value="15.4889105162411">
                <text:p>15.4889105162411</text:p>
              </table:table-cell>
              <table:table-cell office:value-type="float" office:value="15.2803374180127">
                <text:p>15.280337418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4224033755221">
                <text:p>20.4224033755221</text:p>
              </table:table-cell>
              <table:table-cell office:value-type="float" office:value="22.0525425144228">
                <text:p>22.0525425144228</text:p>
              </table:table-cell>
              <table:table-cell office:value-type="float" office:value="22.1993493775007">
                <text:p>22.1993493775007</text:p>
              </table:table-cell>
              <table:table-cell office:value-type="float" office:value="23.6734381210957">
                <text:p>23.6734381210957</text:p>
              </table:table-cell>
              <table:table-cell office:value-type="float" office:value="23.0546859826669">
                <text:p>23.054685982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7979137970162">
                <text:p>28.7979137970162</text:p>
              </table:table-cell>
              <table:table-cell office:value-type="float" office:value="29.2735959619389">
                <text:p>29.2735959619389</text:p>
              </table:table-cell>
              <table:table-cell office:value-type="float" office:value="29.131560555743">
                <text:p>29.131560555743</text:p>
              </table:table-cell>
              <table:table-cell office:value-type="float" office:value="30.7454611372945">
                <text:p>30.7454611372945</text:p>
              </table:table-cell>
              <table:table-cell office:value-type="float" office:value="29.050345371337">
                <text:p>29.05034537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Comp'.A2:'Blacklight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Blacklight Comp'.B3:'Blacklight Comp'.B9" chart:label-cell-address="'Blacklight Comp'.B2:'Blacklight Comp'.B2" chart:class="chart:scatter">
            <chart:domain table:cell-range-address="'Blacklight Comp'.A3:'Blacklight Comp'.A9"/>
            <chart:data-point chart:repeated="7"/>
          </chart:series>
          <chart:series chart:style-name="ch11" chart:values-cell-range-address="'Blacklight Comp'.C3:'Blacklight Comp'.C9" chart:label-cell-address="'Blacklight Comp'.C2:'Blacklight Comp'.C2" chart:class="chart:scatter">
            <chart:data-point chart:repeated="7"/>
          </chart:series>
          <chart:series chart:style-name="ch12" chart:values-cell-range-address="'Blacklight Comp'.D3:'Blacklight Comp'.D9" chart:label-cell-address="'Blacklight Comp'.D2:'Blacklight Comp'.D2" chart:class="chart:scatter">
            <chart:data-point chart:repeated="7"/>
          </chart:series>
          <chart:series chart:style-name="ch13" chart:values-cell-range-address="'Blacklight Comp'.E3:'Blacklight Comp'.E9" chart:label-cell-address="'Blacklight Comp'.E2:'Blacklight Comp'.E2" chart:class="chart:scatter">
            <chart:data-point chart:repeated="7"/>
          </chart:series>
          <chart:series chart:style-name="ch14" chart:values-cell-range-address="'Blacklight Comp'.F3:'Blacklight Comp'.F9" chart:label-cell-address="'Blacklight Comp'.F2:'Blacklight Comp'.F2" chart:class="chart:scatter">
            <chart:data-point chart:repeated="7"/>
          </chart:series>
          <chart:series chart:style-name="ch15" chart:values-cell-range-address="'Blacklight Comp'.G3:'Blacklight Comp'.G9" chart:label-cell-address="'Blacklight Comp'.G2:'Blacklight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Comp'.B2:'Blacklight Comp'.B2">Linear</text:p>
              </table:table-cell>
              <table:table-cell office:value-type="string">
                <text:p text:id="'Blacklight Comp'.C2:'Blacklight Comp'.C2">Puzzle 1</text:p>
              </table:table-cell>
              <table:table-cell office:value-type="string">
                <text:p text:id="'Blacklight Comp'.D2:'Blacklight Comp'.D2">Puzzle 2</text:p>
              </table:table-cell>
              <table:table-cell office:value-type="string">
                <text:p text:id="'Blacklight Comp'.E2:'Blacklight Comp'.E2">Puzzle 3</text:p>
              </table:table-cell>
              <table:table-cell office:value-type="string">
                <text:p text:id="'Blacklight Comp'.F2:'Blacklight Comp'.F2">Puzzle 4</text:p>
              </table:table-cell>
              <table:table-cell office:value-type="string">
                <text:p text:id="'Blacklight Comp'.G2:'Blacklight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Comp'.A3:'Blacklight Comp'.A9">1</text:p>
              </table:table-cell>
              <table:table-cell office:value-type="float" office:value="1">
                <text:p text:id="'Blacklight Comp'.B3:'Blacklight Comp'.B9">1</text:p>
              </table:table-cell>
              <table:table-cell office:value-type="float" office:value="1">
                <text:p text:id="'Blacklight Comp'.C3:'Blacklight Comp'.C9">1</text:p>
              </table:table-cell>
              <table:table-cell office:value-type="float" office:value="1">
                <text:p text:id="'Blacklight Comp'.D3:'Blacklight Comp'.D9">1</text:p>
              </table:table-cell>
              <table:table-cell office:value-type="float" office:value="1">
                <text:p text:id="'Blacklight Comp'.E3:'Blacklight Comp'.E9">1</text:p>
              </table:table-cell>
              <table:table-cell office:value-type="float" office:value="1">
                <text:p text:id="'Blacklight Comp'.F3:'Blacklight Comp'.F9">1</text:p>
              </table:table-cell>
              <table:table-cell office:value-type="float" office:value="1">
                <text:p text:id="'Blacklight Comp'.G3:'Blacklight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948002451733">
                <text:p>9.08948002451733</text:p>
              </table:table-cell>
              <table:table-cell office:value-type="float" office:value="2.3562274940335">
                <text:p>2.3562274940335</text:p>
              </table:table-cell>
              <table:table-cell office:value-type="float" office:value="10.7080420842389">
                <text:p>10.7080420842389</text:p>
              </table:table-cell>
              <table:table-cell office:value-type="float" office:value="1.24995685627936">
                <text:p>1.24995685627936</text:p>
              </table:table-cell>
              <table:table-cell office:value-type="float" office:value="1.87204452175994">
                <text:p>1.87204452175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6200411769747">
                <text:p>4.36200411769747</text:p>
              </table:table-cell>
              <table:table-cell office:value-type="float" office:value="14.7630147703333">
                <text:p>14.7630147703333</text:p>
              </table:table-cell>
              <table:table-cell office:value-type="float" office:value="8.62891412030493">
                <text:p>8.62891412030493</text:p>
              </table:table-cell>
              <table:table-cell office:value-type="float" office:value="2.29459814012064">
                <text:p>2.29459814012064</text:p>
              </table:table-cell>
              <table:table-cell office:value-type="float" office:value="3.47686133554559">
                <text:p>3.4768613355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9167100137752">
                <text:p>9.39167100137752</text:p>
              </table:table-cell>
              <table:table-cell office:value-type="float" office:value="152.354397697706">
                <text:p>152.354397697706</text:p>
              </table:table-cell>
              <table:table-cell office:value-type="float" office:value="17.7452166372235">
                <text:p>17.7452166372235</text:p>
              </table:table-cell>
              <table:table-cell office:value-type="float" office:value="2.26955483672678">
                <text:p>2.26955483672678</text:p>
              </table:table-cell>
              <table:table-cell office:value-type="float" office:value="6.54483894533584">
                <text:p>6.54483894533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4.60282266156">
                <text:p>94.60282266156</text:p>
              </table:table-cell>
              <table:table-cell office:value-type="float" office:value="14.7137703868143">
                <text:p>14.7137703868143</text:p>
              </table:table-cell>
              <table:table-cell office:value-type="float" office:value="34.7568828494683">
                <text:p>34.7568828494683</text:p>
              </table:table-cell>
              <table:table-cell office:value-type="float" office:value="4.588260729849">
                <text:p>4.588260729849</text:p>
              </table:table-cell>
              <table:table-cell office:value-type="float" office:value="24.0717823208352">
                <text:p>24.071782320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2618227894842">
                <text:p>41.2618227894842</text:p>
              </table:table-cell>
              <table:table-cell office:value-type="float" office:value="21.1128383318209">
                <text:p>21.1128383318209</text:p>
              </table:table-cell>
              <table:table-cell office:value-type="float" office:value="27.6615868265684">
                <text:p>27.6615868265684</text:p>
              </table:table-cell>
              <table:table-cell office:value-type="float" office:value="4.16390288428788">
                <text:p>4.16390288428788</text:p>
              </table:table-cell>
              <table:table-cell office:value-type="float" office:value="39.2775201966439">
                <text:p>39.2775201966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.4490561662743">
                <text:p>73.4490561662743</text:p>
              </table:table-cell>
              <table:table-cell office:value-type="float" office:value="98.3926155409148">
                <text:p>98.3926155409148</text:p>
              </table:table-cell>
              <table:table-cell office:value-type="float" office:value="61.938709884854">
                <text:p>61.938709884854</text:p>
              </table:table-cell>
              <table:table-cell office:value-type="float" office:value="4.38031553023659">
                <text:p>4.38031553023659</text:p>
              </table:table-cell>
              <table:table-cell office:value-type="float" office:value="57.4530265483743">
                <text:p>57.45302654837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Comp'.A2:'Pople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Pople Comp'.B3:'Pople Comp'.B9" chart:label-cell-address="'Pople Comp'.B2:'Pople Comp'.B2" chart:class="chart:scatter">
            <chart:domain table:cell-range-address="'Pople Comp'.A3:'Pople Comp'.A9"/>
            <chart:data-point chart:repeated="7"/>
          </chart:series>
          <chart:series chart:style-name="ch11" chart:values-cell-range-address="'Pople Comp'.C3:'Pople Comp'.C9" chart:label-cell-address="'Pople Comp'.C2:'Pople Comp'.C2" chart:class="chart:scatter">
            <chart:data-point chart:repeated="7"/>
          </chart:series>
          <chart:series chart:style-name="ch12" chart:values-cell-range-address="'Pople Comp'.D3:'Pople Comp'.D9" chart:label-cell-address="'Pople Comp'.D2:'Pople Comp'.D2" chart:class="chart:scatter">
            <chart:data-point chart:repeated="7"/>
          </chart:series>
          <chart:series chart:style-name="ch13" chart:values-cell-range-address="'Pople Comp'.E3:'Pople Comp'.E9" chart:label-cell-address="'Pople Comp'.E2:'Pople Comp'.E2" chart:class="chart:scatter">
            <chart:data-point chart:repeated="7"/>
          </chart:series>
          <chart:series chart:style-name="ch14" chart:values-cell-range-address="'Pople Comp'.F3:'Pople Comp'.F9" chart:label-cell-address="'Pople Comp'.F2:'Pople Comp'.F2" chart:class="chart:scatter">
            <chart:data-point chart:repeated="7"/>
          </chart:series>
          <chart:series chart:style-name="ch15" chart:values-cell-range-address="'Pople Comp'.G3:'Pople Comp'.G9" chart:label-cell-address="'Pople Comp'.G2:'Pople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Comp'.B2:'Pople Comp'.B2">Linear</text:p>
              </table:table-cell>
              <table:table-cell office:value-type="string">
                <text:p text:id="'Pople Comp'.C2:'Pople Comp'.C2">Puzzle 1</text:p>
              </table:table-cell>
              <table:table-cell office:value-type="string">
                <text:p text:id="'Pople Comp'.D2:'Pople Comp'.D2">Puzzle 2</text:p>
              </table:table-cell>
              <table:table-cell office:value-type="string">
                <text:p text:id="'Pople Comp'.E2:'Pople Comp'.E2">Puzzle 3</text:p>
              </table:table-cell>
              <table:table-cell office:value-type="string">
                <text:p text:id="'Pople Comp'.F2:'Pople Comp'.F2">Puzzle 4</text:p>
              </table:table-cell>
              <table:table-cell office:value-type="string">
                <text:p text:id="'Pople Comp'.G2:'Pople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Comp'.A3:'Pople Comp'.A9">1</text:p>
              </table:table-cell>
              <table:table-cell office:value-type="float" office:value="1">
                <text:p text:id="'Pople Comp'.B3:'Pople Comp'.B9">1</text:p>
              </table:table-cell>
              <table:table-cell office:value-type="float" office:value="1">
                <text:p text:id="'Pople Comp'.C3:'Pople Comp'.C9">1</text:p>
              </table:table-cell>
              <table:table-cell office:value-type="float" office:value="1">
                <text:p text:id="'Pople Comp'.D3:'Pople Comp'.D9">1</text:p>
              </table:table-cell>
              <table:table-cell office:value-type="float" office:value="1">
                <text:p text:id="'Pople Comp'.E3:'Pople Comp'.E9">1</text:p>
              </table:table-cell>
              <table:table-cell office:value-type="float" office:value="1">
                <text:p text:id="'Pople Comp'.F3:'Pople Comp'.F9">1</text:p>
              </table:table-cell>
              <table:table-cell office:value-type="float" office:value="1">
                <text:p text:id="'Pople Comp'.G3:'Pople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658723258228">
                <text:p>8.71658723258228</text:p>
              </table:table-cell>
              <table:table-cell office:value-type="float" office:value="2.27600850493414">
                <text:p>2.27600850493414</text:p>
              </table:table-cell>
              <table:table-cell office:value-type="float" office:value="10.1597359256721">
                <text:p>10.1597359256721</text:p>
              </table:table-cell>
              <table:table-cell office:value-type="float" office:value="1.20092192530044">
                <text:p>1.20092192530044</text:p>
              </table:table-cell>
              <table:table-cell office:value-type="float" office:value="1.80246644583911">
                <text:p>1.8024664458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7270631165938">
                <text:p>6.97270631165938</text:p>
              </table:table-cell>
              <table:table-cell office:value-type="float" office:value="14.4090438407039">
                <text:p>14.4090438407039</text:p>
              </table:table-cell>
              <table:table-cell office:value-type="float" office:value="8.25515192316494">
                <text:p>8.25515192316494</text:p>
              </table:table-cell>
              <table:table-cell office:value-type="float" office:value="2.18428823815876">
                <text:p>2.18428823815876</text:p>
              </table:table-cell>
              <table:table-cell office:value-type="float" office:value="2.98903081452622">
                <text:p>2.9890308145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696587011257">
                <text:p>20.5696587011257</text:p>
              </table:table-cell>
              <table:table-cell office:value-type="float" office:value="14.4040347797469">
                <text:p>14.4040347797469</text:p>
              </table:table-cell>
              <table:table-cell office:value-type="float" office:value="10.2406049161537">
                <text:p>10.2406049161537</text:p>
              </table:table-cell>
              <table:table-cell office:value-type="float" office:value="3.09068246912205">
                <text:p>3.09068246912205</text:p>
              </table:table-cell>
              <table:table-cell office:value-type="float" office:value="7.04024472825769">
                <text:p>7.0402447282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85638522168">
                <text:p>11.8285638522168</text:p>
              </table:table-cell>
              <table:table-cell office:value-type="float" office:value="14.417344426694">
                <text:p>14.417344426694</text:p>
              </table:table-cell>
              <table:table-cell office:value-type="float" office:value="31.4184699848117">
                <text:p>31.4184699848117</text:p>
              </table:table-cell>
              <table:table-cell office:value-type="float" office:value="6.9526606215555">
                <text:p>6.9526606215555</text:p>
              </table:table-cell>
              <table:table-cell office:value-type="float" office:value="13.998707766767">
                <text:p>13.9987077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9.53603875828">
                <text:p>279.53603875828</text:p>
              </table:table-cell>
              <table:table-cell office:value-type="float" office:value="139.127496661035">
                <text:p>139.127496661035</text:p>
              </table:table-cell>
              <table:table-cell office:value-type="float" office:value="32.0565399384151">
                <text:p>32.0565399384151</text:p>
              </table:table-cell>
              <table:table-cell office:value-type="float" office:value="4.04603171755046">
                <text:p>4.04603171755046</text:p>
              </table:table-cell>
              <table:table-cell office:value-type="float" office:value="23.5943301038287">
                <text:p>23.5943301038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9832578973778">
                <text:p>81.9832578973778</text:p>
              </table:table-cell>
              <table:table-cell office:value-type="float" office:value="146.17455217382">
                <text:p>146.17455217382</text:p>
              </table:table-cell>
              <table:table-cell office:value-type="float" office:value="29.1125336582497">
                <text:p>29.1125336582497</text:p>
              </table:table-cell>
              <table:table-cell office:value-type="float" office:value="7.89235090876359">
                <text:p>7.89235090876359</text:p>
              </table:table-cell>
              <table:table-cell office:value-type="float" office:value="33.7319723862865">
                <text:p>33.73197238628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Total'.A2:'Blacklight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Blacklight Total'.B3:'Blacklight Total'.B9" chart:label-cell-address="'Blacklight Total'.B2:'Blacklight Total'.B2" chart:class="chart:scatter">
            <chart:domain table:cell-range-address="'Blacklight Total'.A3:'Blacklight Total'.A9"/>
            <chart:data-point chart:repeated="7"/>
          </chart:series>
          <chart:series chart:style-name="ch11" chart:values-cell-range-address="'Blacklight Total'.C3:'Blacklight Total'.C9" chart:label-cell-address="'Blacklight Total'.C2:'Blacklight Total'.C2" chart:class="chart:scatter">
            <chart:data-point chart:repeated="7"/>
          </chart:series>
          <chart:series chart:style-name="ch12" chart:values-cell-range-address="'Blacklight Total'.D3:'Blacklight Total'.D9" chart:label-cell-address="'Blacklight Total'.D2:'Blacklight Total'.D2" chart:class="chart:scatter">
            <chart:data-point chart:repeated="7"/>
          </chart:series>
          <chart:series chart:style-name="ch13" chart:values-cell-range-address="'Blacklight Total'.E3:'Blacklight Total'.E9" chart:label-cell-address="'Blacklight Total'.E2:'Blacklight Total'.E2" chart:class="chart:scatter">
            <chart:data-point chart:repeated="7"/>
          </chart:series>
          <chart:series chart:style-name="ch14" chart:values-cell-range-address="'Blacklight Total'.F3:'Blacklight Total'.F9" chart:label-cell-address="'Blacklight Total'.F2:'Blacklight Total'.F2" chart:class="chart:scatter">
            <chart:data-point chart:repeated="7"/>
          </chart:series>
          <chart:series chart:style-name="ch15" chart:values-cell-range-address="'Blacklight Total'.G3:'Blacklight Total'.G9" chart:label-cell-address="'Blacklight Total'.G2:'Blacklight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Total'.B2:'Blacklight Total'.B2">Linear</text:p>
              </table:table-cell>
              <table:table-cell office:value-type="string">
                <text:p text:id="'Blacklight Total'.C2:'Blacklight Total'.C2">Puzzle 1</text:p>
              </table:table-cell>
              <table:table-cell office:value-type="string">
                <text:p text:id="'Blacklight Total'.D2:'Blacklight Total'.D2">Puzzle 2</text:p>
              </table:table-cell>
              <table:table-cell office:value-type="string">
                <text:p text:id="'Blacklight Total'.E2:'Blacklight Total'.E2">Puzzle 3</text:p>
              </table:table-cell>
              <table:table-cell office:value-type="string">
                <text:p text:id="'Blacklight Total'.F2:'Blacklight Total'.F2">Puzzle 4</text:p>
              </table:table-cell>
              <table:table-cell office:value-type="string">
                <text:p text:id="'Blacklight Total'.G2:'Blacklight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Total'.A3:'Blacklight Total'.A9">1</text:p>
              </table:table-cell>
              <table:table-cell office:value-type="float" office:value="1">
                <text:p text:id="'Blacklight Total'.B3:'Blacklight Total'.B9">1</text:p>
              </table:table-cell>
              <table:table-cell office:value-type="float" office:value="1">
                <text:p text:id="'Blacklight Total'.C3:'Blacklight Total'.C9">1</text:p>
              </table:table-cell>
              <table:table-cell office:value-type="float" office:value="1">
                <text:p text:id="'Blacklight Total'.D3:'Blacklight Total'.D9">1</text:p>
              </table:table-cell>
              <table:table-cell office:value-type="float" office:value="1">
                <text:p text:id="'Blacklight Total'.E3:'Blacklight Total'.E9">1</text:p>
              </table:table-cell>
              <table:table-cell office:value-type="float" office:value="1">
                <text:p text:id="'Blacklight Total'.F3:'Blacklight Total'.F9">1</text:p>
              </table:table-cell>
              <table:table-cell office:value-type="float" office:value="1">
                <text:p text:id="'Blacklight Total'.G3:'Blacklight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7470159103124">
                <text:p>9.07470159103124</text:p>
              </table:table-cell>
              <table:table-cell office:value-type="float" office:value="2.35625069225483">
                <text:p>2.35625069225483</text:p>
              </table:table-cell>
              <table:table-cell office:value-type="float" office:value="10.7087124670947">
                <text:p>10.7087124670947</text:p>
              </table:table-cell>
              <table:table-cell office:value-type="float" office:value="1.24995531453034">
                <text:p>1.24995531453034</text:p>
              </table:table-cell>
              <table:table-cell office:value-type="float" office:value="1.87212576736333">
                <text:p>1.87212576736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5860010762981">
                <text:p>4.35860010762981</text:p>
              </table:table-cell>
              <table:table-cell office:value-type="float" office:value="14.7626477239744">
                <text:p>14.7626477239744</text:p>
              </table:table-cell>
              <table:table-cell office:value-type="float" office:value="8.62929951285301">
                <text:p>8.62929951285301</text:p>
              </table:table-cell>
              <table:table-cell office:value-type="float" office:value="2.29440712324609">
                <text:p>2.29440712324609</text:p>
              </table:table-cell>
              <table:table-cell office:value-type="float" office:value="3.47700409722655">
                <text:p>3.4770040972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6666346740811">
                <text:p>9.36666346740811</text:p>
              </table:table-cell>
              <table:table-cell office:value-type="float" office:value="152.267237537285">
                <text:p>152.267237537285</text:p>
              </table:table-cell>
              <table:table-cell office:value-type="float" office:value="17.7375168776636">
                <text:p>17.7375168776636</text:p>
              </table:table-cell>
              <table:table-cell office:value-type="float" office:value="2.26934821630508">
                <text:p>2.26934821630508</text:p>
              </table:table-cell>
              <table:table-cell office:value-type="float" office:value="6.54497481217204">
                <text:p>6.5449748121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.4319219861913">
                <text:p>92.4319219861913</text:p>
              </table:table-cell>
              <table:table-cell office:value-type="float" office:value="14.7078125370053">
                <text:p>14.7078125370053</text:p>
              </table:table-cell>
              <table:table-cell office:value-type="float" office:value="34.7496274799538">
                <text:p>34.7496274799538</text:p>
              </table:table-cell>
              <table:table-cell office:value-type="float" office:value="4.58629525313711">
                <text:p>4.58629525313711</text:p>
              </table:table-cell>
              <table:table-cell office:value-type="float" office:value="24.0704829523493">
                <text:p>24.0704829523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0.9080432597308">
                <text:p>40.9080432597308</text:p>
              </table:table-cell>
              <table:table-cell office:value-type="float" office:value="21.1085049300842">
                <text:p>21.1085049300842</text:p>
              </table:table-cell>
              <table:table-cell office:value-type="float" office:value="27.6309070493779">
                <text:p>27.6309070493779</text:p>
              </table:table-cell>
              <table:table-cell office:value-type="float" office:value="4.16193248361786">
                <text:p>4.16193248361786</text:p>
              </table:table-cell>
              <table:table-cell office:value-type="float" office:value="39.2338418685265">
                <text:p>39.233841868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2475307281255">
                <text:p>72.2475307281255</text:p>
              </table:table-cell>
              <table:table-cell office:value-type="float" office:value="98.2988575570168">
                <text:p>98.2988575570168</text:p>
              </table:table-cell>
              <table:table-cell office:value-type="float" office:value="61.8926590521287">
                <text:p>61.8926590521287</text:p>
              </table:table-cell>
              <table:table-cell office:value-type="float" office:value="4.37970511139516">
                <text:p>4.37970511139516</text:p>
              </table:table-cell>
              <table:table-cell office:value-type="float" office:value="57.4382223532218">
                <text:p>57.4382223532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Total'.A2:'Pople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Pople Total'.B3:'Pople Total'.B9" chart:label-cell-address="'Pople Total'.B2:'Pople Total'.B2" chart:class="chart:scatter">
            <chart:domain table:cell-range-address="'Pople Total'.A3:'Pople Total'.A9"/>
            <chart:data-point chart:repeated="7"/>
          </chart:series>
          <chart:series chart:style-name="ch11" chart:values-cell-range-address="'Pople Total'.C3:'Pople Total'.C9" chart:label-cell-address="'Pople Total'.C2:'Pople Total'.C2" chart:class="chart:scatter">
            <chart:data-point chart:repeated="7"/>
          </chart:series>
          <chart:series chart:style-name="ch12" chart:values-cell-range-address="'Pople Total'.D3:'Pople Total'.D9" chart:label-cell-address="'Pople Total'.D2:'Pople Total'.D2" chart:class="chart:scatter">
            <chart:data-point chart:repeated="7"/>
          </chart:series>
          <chart:series chart:style-name="ch13" chart:values-cell-range-address="'Pople Total'.E3:'Pople Total'.E9" chart:label-cell-address="'Pople Total'.E2:'Pople Total'.E2" chart:class="chart:scatter">
            <chart:data-point chart:repeated="7"/>
          </chart:series>
          <chart:series chart:style-name="ch14" chart:values-cell-range-address="'Pople Total'.F3:'Pople Total'.F9" chart:label-cell-address="'Pople Total'.F2:'Pople Total'.F2" chart:class="chart:scatter">
            <chart:data-point chart:repeated="7"/>
          </chart:series>
          <chart:series chart:style-name="ch15" chart:values-cell-range-address="'Pople Total'.G3:'Pople Total'.G9" chart:label-cell-address="'Pople Total'.G2:'Pople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Total'.B2:'Pople Total'.B2">Linear</text:p>
              </table:table-cell>
              <table:table-cell office:value-type="string">
                <text:p text:id="'Pople Total'.C2:'Pople Total'.C2">Puzzle 1</text:p>
              </table:table-cell>
              <table:table-cell office:value-type="string">
                <text:p text:id="'Pople Total'.D2:'Pople Total'.D2">Puzzle 2</text:p>
              </table:table-cell>
              <table:table-cell office:value-type="string">
                <text:p text:id="'Pople Total'.E2:'Pople Total'.E2">Puzzle 3</text:p>
              </table:table-cell>
              <table:table-cell office:value-type="string">
                <text:p text:id="'Pople Total'.F2:'Pople Total'.F2">Puzzle 4</text:p>
              </table:table-cell>
              <table:table-cell office:value-type="string">
                <text:p text:id="'Pople Total'.G2:'Pople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Total'.A3:'Pople Total'.A9">1</text:p>
              </table:table-cell>
              <table:table-cell office:value-type="float" office:value="1">
                <text:p text:id="'Pople Total'.B3:'Pople Total'.B9">1</text:p>
              </table:table-cell>
              <table:table-cell office:value-type="float" office:value="1">
                <text:p text:id="'Pople Total'.C3:'Pople Total'.C9">1</text:p>
              </table:table-cell>
              <table:table-cell office:value-type="float" office:value="1">
                <text:p text:id="'Pople Total'.D3:'Pople Total'.D9">1</text:p>
              </table:table-cell>
              <table:table-cell office:value-type="float" office:value="1">
                <text:p text:id="'Pople Total'.E3:'Pople Total'.E9">1</text:p>
              </table:table-cell>
              <table:table-cell office:value-type="float" office:value="1">
                <text:p text:id="'Pople Total'.F3:'Pople Total'.F9">1</text:p>
              </table:table-cell>
              <table:table-cell office:value-type="float" office:value="1">
                <text:p text:id="'Pople Total'.G3:'Pople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479073113857">
                <text:p>8.71479073113857</text:p>
              </table:table-cell>
              <table:table-cell office:value-type="float" office:value="2.27587963289761">
                <text:p>2.27587963289761</text:p>
              </table:table-cell>
              <table:table-cell office:value-type="float" office:value="10.1578225072404">
                <text:p>10.1578225072404</text:p>
              </table:table-cell>
              <table:table-cell office:value-type="float" office:value="1.20090366675326">
                <text:p>1.20090366675326</text:p>
              </table:table-cell>
              <table:table-cell office:value-type="float" office:value="1.80244699662157">
                <text:p>1.8024469966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693579730779">
                <text:p>6.9693579730779</text:p>
              </table:table-cell>
              <table:table-cell office:value-type="float" office:value="14.402239063774">
                <text:p>14.402239063774</text:p>
              </table:table-cell>
              <table:table-cell office:value-type="float" office:value="8.25280080291232">
                <text:p>8.25280080291232</text:p>
              </table:table-cell>
              <table:table-cell office:value-type="float" office:value="2.18422372403905">
                <text:p>2.18422372403905</text:p>
              </table:table-cell>
              <table:table-cell office:value-type="float" office:value="2.98897173685627">
                <text:p>2.9889717368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58723622612">
                <text:p>20.558723622612</text:p>
              </table:table-cell>
              <table:table-cell office:value-type="float" office:value="14.3941465642219">
                <text:p>14.3941465642219</text:p>
              </table:table-cell>
              <table:table-cell office:value-type="float" office:value="10.2385006211518">
                <text:p>10.2385006211518</text:p>
              </table:table-cell>
              <table:table-cell office:value-type="float" office:value="3.09054378800778">
                <text:p>3.09054378800778</text:p>
              </table:table-cell>
              <table:table-cell office:value-type="float" office:value="7.03990531516678">
                <text:p>7.0399053151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4529492596">
                <text:p>11.824529492596</text:p>
              </table:table-cell>
              <table:table-cell office:value-type="float" office:value="14.4131834965286">
                <text:p>14.4131834965286</text:p>
              </table:table-cell>
              <table:table-cell office:value-type="float" office:value="31.3963913676812">
                <text:p>31.3963913676812</text:p>
              </table:table-cell>
              <table:table-cell office:value-type="float" office:value="6.9518761233522">
                <text:p>6.9518761233522</text:p>
              </table:table-cell>
              <table:table-cell office:value-type="float" office:value="13.9971350526214">
                <text:p>13.997135052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5.883061129867">
                <text:p>265.883061129867</text:p>
              </table:table-cell>
              <table:table-cell office:value-type="float" office:value="137.862519817008">
                <text:p>137.862519817008</text:p>
              </table:table-cell>
              <table:table-cell office:value-type="float" office:value="31.8351650329372">
                <text:p>31.8351650329372</text:p>
              </table:table-cell>
              <table:table-cell office:value-type="float" office:value="4.04573863614612">
                <text:p>4.04573863614612</text:p>
              </table:table-cell>
              <table:table-cell office:value-type="float" office:value="23.5896700913092">
                <text:p>23.589670091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6695071420923">
                <text:p>81.6695071420923</text:p>
              </table:table-cell>
              <table:table-cell office:value-type="float" office:value="145.6664827477">
                <text:p>145.6664827477</text:p>
              </table:table-cell>
              <table:table-cell office:value-type="float" office:value="29.0880133670497">
                <text:p>29.0880133670497</text:p>
              </table:table-cell>
              <table:table-cell office:value-type="float" office:value="7.8911239743794">
                <text:p>7.8911239743794</text:p>
              </table:table-cell>
              <table:table-cell office:value-type="float" office:value="33.7214384317843">
                <text:p>33.72143843178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